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39in"/>
    </style:style>
    <style:style style:name="co3" style:family="table-column">
      <style:table-column-properties fo:break-before="auto" style:column-width="0.6846in"/>
    </style:style>
    <style:style style:name="co4" style:family="table-column">
      <style:table-column-properties fo:break-before="auto" style:column-width="1.5118in"/>
    </style:style>
    <style:style style:name="co5" style:family="table-column">
      <style:table-column-properties fo:break-before="auto" style:column-width="1.0445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1.0189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1.19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45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6699cc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99ccff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 style:data-style-name="N117">
      <style:table-cell-properties fo:background-color="#99ccff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008in solid #000000"/>
    </style:style>
    <style:style style:name="ce9" style:family="table-cell" style:parent-style-name="Default">
      <style:table-cell-properties fo:background-color="#99ccff" fo:border="0.0008in solid #000000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fo:background-color="#99cc99"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cffcc"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cffcc" fo:border="0.0008in solid #000000"/>
      <style:text-properties fo:font-weight="bold" style:font-weight-asian="bold" style:font-weight-complex="bold"/>
    </style:style>
    <style:style style:name="ce18" style:family="table-cell" style:parent-style-name="Default" style:data-style-name="N117">
      <style:table-cell-properties fo:background-color="#ccffcc" style:text-align-source="fix" style:repeat-content="false" fo:border="0.0008in solid #000000"/>
      <style:paragraph-properties fo:text-align="start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008in solid #000000" fo:background-color="#99ccff" fo:border-left="none" fo:border-right="none" fo:border-top="0.0008in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008in solid #000000" fo:background-color="#99ccff" style:text-align-source="fix" style:repeat-content="false" fo:border-left="none" fo:border-right="none" fo:border-top="0.0008in solid #000000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17">
      <style:table-cell-properties fo:border-bottom="0.0008in solid #000000" fo:background-color="#99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008in solid #000000" fo:background-color="#99ccff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17"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fo:background-color="#ccff99" style:text-align-source="fix" style:repeat-content="false" fo:border-left="0.0008in solid #000000" fo:border-right="none" fo:border-top="0.0008in solid #000000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008in solid #000000" fo:background-color="#ccff99" style:text-align-source="fix" style:repeat-content="false" fo:border-left="0.0008in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17">
      <style:table-cell-properties fo:border-bottom="none" fo:background-color="#ccff99" style:text-align-source="fix" style:repeat-content="false" fo:border-left="none" fo:border-right="0.0008in solid #000000" fo:border-top="0.0008in solid #000000"/>
      <style:paragraph-properties fo:text-align="start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17">
      <style:table-cell-properties fo:border-bottom="0.0008in solid #000000" fo:background-color="#ccff99" style:text-align-source="fix" style:repeat-content="false" fo:border-left="none" fo:border-right="0.0008in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31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table table:name="JustDataForLab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number-columns-repeated="2" table:default-cell-style-name="ce11"/>
        <table:table-column table:style-name="co4" table:default-cell-style-name="ce11"/>
        <table:table-column table:style-name="co5" table:default-cell-style-name="ce2"/>
        <table:table-column table:style-name="co6" table:default-cell-style-name="ce11"/>
        <table:table-column table:style-name="co1" table:default-cell-style-name="ce11"/>
        <table:table-column table:style-name="co1" table:number-columns-repeated="1014" table:default-cell-style-name="Default"/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2">
          <table:table-cell office:value-type="string">
            <text:p>*The 2<text:span text:style-name="T1">nd</text:span> sheet uses this expected m &amp; b.</text:p>
          </table:table-cell>
          <table:table-cell table:number-columns-repeated="3"/>
          <table:table-cell table:style-name="ce2"/>
          <table:table-cell table:style-name="ce12" office:value-type="string">
            <text:p>Least Squares Curve Fit for a Line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3">
          <table:table-cell table:style-name="ce1"/>
          <table:table-cell table:style-name="ce4" office:value-type="string" table:number-columns-spanned="4" table:number-rows-spanned="1">
            <text:p>Calculated with errors</text:p>
          </table:table-cell>
          <table:covered-table-cell table:number-columns-repeated="3" table:style-name="ce3"/>
          <table:table-cell table:style-name="ce13" office:value-type="string" table:number-columns-spanned="2" table:number-rows-spanned="1">
            <text:p>Expected</text:p>
          </table:table-cell>
          <table:covered-table-cell table:style-name="ce1"/>
          <table:table-cell table:style-name="ce1"/>
          <table:table-cell table:style-name="ce16" office:value-type="float" office:value="4514">
            <text:p>4514.00</text:p>
          </table:table-cell>
          <table:table-cell table:style-name="ce1" office:value-type="string">
            <text:p><text:s/>= SumX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<text:s/>m' = </text:p>
          </table:table-cell>
          <table:table-cell table:style-name="ce6" office:value-type="string" table:number-columns-spanned="3" table:number-rows-spanned="1">
            <text:p>(Sy'*Sx-(n*Sxy')) / ((Sx)^2-(n*Sx^2))</text:p>
          </table:table-cell>
          <table:covered-table-cell table:number-columns-repeated="2" table:style-name="ce8"/>
          <table:table-cell table:style-name="ce14" office:value-type="string">
            <text:p>m = </text:p>
          </table:table-cell>
          <table:table-cell table:style-name="ce17" office:value-type="string">
            <text:p>(Y2-Y1)/(X2-X1)</text:p>
          </table:table-cell>
          <table:table-cell table:style-name="ce1"/>
          <table:table-cell table:style-name="ce16" office:value-type="float" office:value="1880.59273054707">
            <text:p>1880.59</text:p>
          </table:table-cell>
          <table:table-cell table:style-name="ce1" office:value-type="string">
            <text:p><text:s/>= SumY'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<text:s/>b' = </text:p>
          </table:table-cell>
          <table:table-cell table:style-name="ce6" office:value-type="string" table:number-columns-spanned="3" table:number-rows-spanned="1">
            <text:p>(Sy'-(mSx))/n</text:p>
          </table:table-cell>
          <table:covered-table-cell table:style-name="ce6"/>
          <table:covered-table-cell table:style-name="ce10"/>
          <table:table-cell table:style-name="ce14" office:value-type="string">
            <text:p>b = </text:p>
          </table:table-cell>
          <table:table-cell table:style-name="ce17" office:value-type="string">
            <text:p>-32*m</text:p>
          </table:table-cell>
          <table:table-cell table:style-name="ce1"/>
          <table:table-cell table:style-name="ce16" office:value-type="float" office:value="656158">
            <text:p>656158.00</text:p>
          </table:table-cell>
          <table:table-cell table:style-name="ce1" office:value-type="string">
            <text:p><text:s/>= SumX*X</text:p>
          </table:table-cell>
          <table:table-cell table:style-name="ce1" table:number-columns-repeated="1014"/>
        </table:table-row>
        <table:table-row table:style-name="ro3">
          <table:table-cell table:style-name="ce1"/>
          <table:table-cell table:style-name="ce5" office:value-type="string">
            <text:p>Derived m' =</text:p>
          </table:table-cell>
          <table:table-cell table:style-name="ce6" office:value-type="float" office:value="0.5629" table:number-columns-spanned="3" table:number-rows-spanned="1">
            <text:p>0.5629</text:p>
          </table:table-cell>
          <table:covered-table-cell table:style-name="ce9"/>
          <table:covered-table-cell table:style-name="ce7"/>
          <table:table-cell table:style-name="ce14" office:value-type="string">
            <text:p>m = </text:p>
          </table:table-cell>
          <table:table-cell table:style-name="ce18" table:formula="of:=([.E31]-[.E18])/([.D31]-[.D18])" office:value-type="float" office:value="0.555555555555555">
            <text:p>0.5556</text:p>
          </table:table-cell>
          <table:table-cell table:style-name="ce1"/>
          <table:table-cell table:style-name="ce16" office:value-type="float" office:value="288785.194936464">
            <text:p>288785.19</text:p>
          </table:table-cell>
          <table:table-cell table:style-name="ce1" office:value-type="string">
            <text:p><text:s/>= SumX*Y'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>
            <text:p>Derived b' =</text:p>
          </table:table-cell>
          <table:table-cell table:style-name="ce7" office:value-type="float" office:value="-17.8413" table:number-columns-spanned="3" table:number-rows-spanned="1">
            <text:p>-17.8413</text:p>
          </table:table-cell>
          <table:covered-table-cell table:style-name="ce9"/>
          <table:covered-table-cell table:style-name="ce7"/>
          <table:table-cell table:style-name="ce14" office:value-type="string">
            <text:p>b = </text:p>
          </table:table-cell>
          <table:table-cell table:style-name="ce18" table:formula="of:=-32*[.G7]" office:value-type="float" office:value="-17.7777777777778">
            <text:p>-17.7778</text:p>
          </table:table-cell>
          <table:table-cell table:style-name="ce1"/>
          <table:table-cell table:style-name="Default" table:number-columns-repeated="2"/>
          <table:table-cell table:style-name="ce1" table:number-columns-repeated="1014"/>
        </table:table-row>
        <table:table-row table:style-name="ro1">
          <table:table-cell table:style-name="ce1"/>
          <table:table-cell table:style-name="ce5" office:value-type="string" table:number-columns-spanned="2" table:number-rows-spanned="1">
            <text:p><text:s/>Error Magnitude =</text:p>
          </table:table-cell>
          <table:covered-table-cell table:style-name="ce5" office:value-type="string">
            <text:p><text:s/>Error Magnitude =</text:p>
          </table:covered-table-cell>
          <table:table-cell table:style-name="ce6" office:value-type="float" office:value="7.5" table:number-columns-spanned="2" table:number-rows-spanned="1">
            <text:p>7.5</text:p>
          </table:table-cell>
          <table:covered-table-cell table:style-name="ce6"/>
          <table:table-cell table:style-name="ce15" table:number-columns-repeated="2"/>
          <table:table-cell table:style-name="ce1"/>
          <table:table-cell table:style-name="Default" table:number-columns-repeated="2"/>
          <table:table-cell table:style-name="ce1" table:number-columns-repeated="1014"/>
        </table:table-row>
        <table:table-row table:style-name="ro1">
          <table:table-cell table:style-name="ce1"/>
          <table:table-cell table:style-name="ce3" table:number-columns-repeated="4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number-columns-repeated="4"/>
          <table:table-cell table:style-name="ce2"/>
          <table:table-cell table:style-name="Default" table:number-columns-repeated="3"/>
          <table:table-cell/>
          <table:table-cell table:style-name="Default"/>
          <table:table-cell table:number-columns-repeated="1014"/>
        </table:table-row>
        <table:table-row table:style-name="ro1">
          <table:table-cell table:number-columns-repeated="4"/>
          <table:table-cell table:style-name="ce2"/>
          <table:table-cell table:style-name="ce3" office:value-type="string">
            <text:p>Static</text:p>
          </table:table-cell>
          <table:table-cell table:style-name="Default" table:number-columns-repeated="2"/>
          <table:table-cell/>
          <table:table-cell table:style-name="Default"/>
          <table:table-cell table:number-columns-repeated="1014"/>
        </table:table-row>
        <table:table-row table:style-name="ro1">
          <table:table-cell table:style-name="ce1"/>
          <table:table-cell table:style-name="ce3" office:value-type="string">
            <text:p>Count</text:p>
          </table:table-cell>
          <table:table-cell table:style-name="ce3" office:value-type="string">
            <text:p>Deg F^0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16" office:value-type="string">
            <text:p>For Summing</text:p>
          </table:table-cell>
          <table:table-cell table:style-name="ce16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/>
          <table:table-cell table:style-name="ce3" office:value-type="string">
            <text:p>n</text:p>
          </table:table-cell>
          <table:table-cell table:style-name="ce3" office:value-type="string">
            <text:p>X^0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Y'</text:p>
          </table:table-cell>
          <table:table-cell table:style-name="ce3" office:value-type="string">
            <text:p>X*X</text:p>
          </table:table-cell>
          <table:table-cell table:style-name="ce16" office:value-type="string">
            <text:p>X*Y'</text:p>
          </table:table-cell>
          <table:table-cell table:style-name="ce16" office:value-type="string">
            <text:p>Y</text:p>
          </table:table-cell>
          <table:table-cell table:style-name="ce1" table:number-columns-repeated="1014"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office:value-type="float" office:value="32">
            <text:p>32</text:p>
          </table:table-cell>
          <table:table-cell office:value-type="float" office:value="0">
            <text:p>0.00</text:p>
          </table:table-cell>
          <table:table-cell table:number-columns-repeated="2" office:value-type="float" office:value="-1.22002754593268">
            <text:p>-1.22</text:p>
          </table:table-cell>
          <table:table-cell office:value-type="float" office:value="1024">
            <text:p>1024</text:p>
          </table:table-cell>
          <table:table-cell office:value-type="float" office:value="-39.0408814698458">
            <text:p>-39.04</text:p>
          </table:table-cell>
          <table:table-cell office:value-type="float" office:value="0.17003242469589">
            <text:p>0.1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7">
            <text:p>37</text:p>
          </table:table-cell>
          <table:table-cell office:value-type="float" office:value="2.77777777777778">
            <text:p>2.78</text:p>
          </table:table-cell>
          <table:table-cell office:value-type="float" office:value="-2.48023618245497">
            <text:p>-2.48</text:p>
          </table:table-cell>
          <table:table-cell office:value-type="float" office:value="0.297541595322805">
            <text:p>0.30</text:p>
          </table:table-cell>
          <table:table-cell office:value-type="float" office:value="1369">
            <text:p>1369</text:p>
          </table:table-cell>
          <table:table-cell office:value-type="float" office:value="11.0090390269438">
            <text:p>11.01</text:p>
          </table:table-cell>
          <table:table-cell office:value-type="float" office:value="2.98429898750868">
            <text:p>2.9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5.55555555555556">
            <text:p>5.56</text:p>
          </table:table-cell>
          <table:table-cell office:value-type="float" office:value="-6.9306972110644">
            <text:p>-6.93</text:p>
          </table:table-cell>
          <table:table-cell office:value-type="float" office:value="-1.37514165550884">
            <text:p>-1.38</text:p>
          </table:table-cell>
          <table:table-cell office:value-type="float" office:value="1764">
            <text:p>1764</text:p>
          </table:table-cell>
          <table:table-cell office:value-type="float" office:value="-57.7559495313713">
            <text:p>-57.76</text:p>
          </table:table-cell>
          <table:table-cell office:value-type="float" office:value="5.79856555032148">
            <text:p>5.8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47">
            <text:p>47</text:p>
          </table:table-cell>
          <table:table-cell office:value-type="float" office:value="8.33333333333333">
            <text:p>8.33</text:p>
          </table:table-cell>
          <table:table-cell office:value-type="float" office:value="6.61259650136344">
            <text:p>6.61</text:p>
          </table:table-cell>
          <table:table-cell office:value-type="float" office:value="14.9459298346968">
            <text:p>14.95</text:p>
          </table:table-cell>
          <table:table-cell office:value-type="float" office:value="2209">
            <text:p>2209</text:p>
          </table:table-cell>
          <table:table-cell office:value-type="float" office:value="702.458702230748">
            <text:p>702.46</text:p>
          </table:table-cell>
          <table:table-cell office:value-type="float" office:value="8.61283211313427">
            <text:p>8.6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11.1111111111111">
            <text:p>11.11</text:p>
          </table:table-cell>
          <table:table-cell office:value-type="float" office:value="-2.50674493960105">
            <text:p>-2.51</text:p>
          </table:table-cell>
          <table:table-cell office:value-type="float" office:value="8.60436617151006">
            <text:p>8.60</text:p>
          </table:table-cell>
          <table:table-cell office:value-type="float" office:value="2704">
            <text:p>2704</text:p>
          </table:table-cell>
          <table:table-cell office:value-type="float" office:value="447.427040918523">
            <text:p>447.43</text:p>
          </table:table-cell>
          <table:table-cell office:value-type="float" office:value="11.4270986759471">
            <text:p>11.4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3.8888888888889">
            <text:p>13.89</text:p>
          </table:table-cell>
          <table:table-cell office:value-type="float" office:value="6.81542593985796">
            <text:p>6.82</text:p>
          </table:table-cell>
          <table:table-cell office:value-type="float" office:value="20.7043148287468">
            <text:p>20.70</text:p>
          </table:table-cell>
          <table:table-cell office:value-type="float" office:value="3249">
            <text:p>3249</text:p>
          </table:table-cell>
          <table:table-cell office:value-type="float" office:value="1180.14594523857">
            <text:p>1180.15</text:p>
          </table:table-cell>
          <table:table-cell office:value-type="float" office:value="14.2413652387599">
            <text:p>14.2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16.6666666666667">
            <text:p>16.67</text:p>
          </table:table-cell>
          <table:table-cell office:value-type="float" office:value="-2.32661550398916">
            <text:p>-2.33</text:p>
          </table:table-cell>
          <table:table-cell office:value-type="float" office:value="14.3400511626775">
            <text:p>14.34</text:p>
          </table:table-cell>
          <table:table-cell office:value-type="float" office:value="3844">
            <text:p>3844</text:p>
          </table:table-cell>
          <table:table-cell office:value-type="float" office:value="889.083172086005">
            <text:p>889.08</text:p>
          </table:table-cell>
          <table:table-cell office:value-type="float" office:value="17.0556318015727">
            <text:p>17.0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19.4444444444444">
            <text:p>19.44</text:p>
          </table:table-cell>
          <table:table-cell office:value-type="float" office:value="2.53598521929234">
            <text:p>2.54</text:p>
          </table:table-cell>
          <table:table-cell office:value-type="float" office:value="21.9804296637368">
            <text:p>21.98</text:p>
          </table:table-cell>
          <table:table-cell office:value-type="float" office:value="4489">
            <text:p>4489</text:p>
          </table:table-cell>
          <table:table-cell office:value-type="float" office:value="1472.68878747036">
            <text:p>1472.69</text:p>
          </table:table-cell>
          <table:table-cell office:value-type="float" office:value="19.8698983643855">
            <text:p>19.8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2.2222222222222">
            <text:p>22.22</text:p>
          </table:table-cell>
          <table:table-cell office:value-type="float" office:value="-5.2914720098488">
            <text:p>-5.29</text:p>
          </table:table-cell>
          <table:table-cell office:value-type="float" office:value="16.9307502123734">
            <text:p>16.93</text:p>
          </table:table-cell>
          <table:table-cell office:value-type="float" office:value="5184">
            <text:p>5184</text:p>
          </table:table-cell>
          <table:table-cell office:value-type="float" office:value="1219.01401529089">
            <text:p>1219.01</text:p>
          </table:table-cell>
          <table:table-cell office:value-type="float" office:value="22.6841649271982">
            <text:p>22.6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25">
            <text:p>25.00</text:p>
          </table:table-cell>
          <table:table-cell office:value-type="float" office:value="-0.404683977831155">
            <text:p>-0.40</text:p>
          </table:table-cell>
          <table:table-cell office:value-type="float" office:value="24.5953160221688">
            <text:p>24.60</text:p>
          </table:table-cell>
          <table:table-cell office:value-type="float" office:value="5929">
            <text:p>5929</text:p>
          </table:table-cell>
          <table:table-cell office:value-type="float" office:value="1893.839333707">
            <text:p>1893.84</text:p>
          </table:table-cell>
          <table:table-cell office:value-type="float" office:value="25.498431490011">
            <text:p>25.5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7.7777777777778">
            <text:p>27.78</text:p>
          </table:table-cell>
          <table:table-cell office:value-type="float" office:value="1.55481559108011">
            <text:p>1.55</text:p>
          </table:table-cell>
          <table:table-cell office:value-type="float" office:value="29.3325933688579">
            <text:p>29.33</text:p>
          </table:table-cell>
          <table:table-cell office:value-type="float" office:value="6724">
            <text:p>6724</text:p>
          </table:table-cell>
          <table:table-cell office:value-type="float" office:value="2405.27265624635">
            <text:p>2405.27</text:p>
          </table:table-cell>
          <table:table-cell office:value-type="float" office:value="28.3126980528238">
            <text:p>28.3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0.5555555555556">
            <text:p>30.56</text:p>
          </table:table-cell>
          <table:table-cell office:value-type="float" office:value="2.69255269202404">
            <text:p>2.69</text:p>
          </table:table-cell>
          <table:table-cell office:value-type="float" office:value="33.2481082475796">
            <text:p>33.25</text:p>
          </table:table-cell>
          <table:table-cell office:value-type="float" office:value="7569">
            <text:p>7569</text:p>
          </table:table-cell>
          <table:table-cell office:value-type="float" office:value="2892.58541753942">
            <text:p>2892.59</text:p>
          </table:table-cell>
          <table:table-cell office:value-type="float" office:value="31.1269646156366">
            <text:p>31.1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3.3333333333333">
            <text:p>33.33</text:p>
          </table:table-cell>
          <table:table-cell office:value-type="float" office:value="-6.08360347570851">
            <text:p>-6.08</text:p>
          </table:table-cell>
          <table:table-cell office:value-type="float" office:value="27.2497298576248">
            <text:p>27.25</text:p>
          </table:table-cell>
          <table:table-cell office:value-type="float" office:value="8464">
            <text:p>8464</text:p>
          </table:table-cell>
          <table:table-cell office:value-type="float" office:value="2506.97514690148">
            <text:p>2506.98</text:p>
          </table:table-cell>
          <table:table-cell office:value-type="float" office:value="33.9412311784494">
            <text:p>33.9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7">
            <text:p>97</text:p>
          </table:table-cell>
          <table:table-cell office:value-type="float" office:value="36.1111111111111">
            <text:p>36.11</text:p>
          </table:table-cell>
          <table:table-cell office:value-type="float" office:value="3.37303577223793">
            <text:p>3.37</text:p>
          </table:table-cell>
          <table:table-cell office:value-type="float" office:value="39.484146883349">
            <text:p>39.48</text:p>
          </table:table-cell>
          <table:table-cell office:value-type="float" office:value="9409">
            <text:p>9409</text:p>
          </table:table-cell>
          <table:table-cell office:value-type="float" office:value="3829.96224768486">
            <text:p>3829.96</text:p>
          </table:table-cell>
          <table:table-cell office:value-type="float" office:value="36.7554977412622">
            <text:p>36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8.8888888888889">
            <text:p>38.89</text:p>
          </table:table-cell>
          <table:table-cell office:value-type="float" office:value="5.17667561885901">
            <text:p>5.18</text:p>
          </table:table-cell>
          <table:table-cell office:value-type="float" office:value="44.0655645077479">
            <text:p>44.07</text:p>
          </table:table-cell>
          <table:table-cell office:value-type="float" office:value="10404">
            <text:p>10404</text:p>
          </table:table-cell>
          <table:table-cell office:value-type="float" office:value="4494.68757979029">
            <text:p>4494.69</text:p>
          </table:table-cell>
          <table:table-cell office:value-type="float" office:value="39.569764304075">
            <text:p>39.5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41.6666666666667">
            <text:p>41.67</text:p>
          </table:table-cell>
          <table:table-cell office:value-type="float" office:value="-4.17413176037371">
            <text:p>-4.17</text:p>
          </table:table-cell>
          <table:table-cell office:value-type="float" office:value="37.492534906293">
            <text:p>37.49</text:p>
          </table:table-cell>
          <table:table-cell office:value-type="float" office:value="11449">
            <text:p>11449</text:p>
          </table:table-cell>
          <table:table-cell office:value-type="float" office:value="4011.70123497335">
            <text:p>4011.70</text:p>
          </table:table-cell>
          <table:table-cell office:value-type="float" office:value="42.3840308668878">
            <text:p>42.3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44.4444444444444">
            <text:p>44.44</text:p>
          </table:table-cell>
          <table:table-cell office:value-type="float" office:value="2.68153427867219">
            <text:p>2.68</text:p>
          </table:table-cell>
          <table:table-cell office:value-type="float" office:value="47.1259787231166">
            <text:p>47.13</text:p>
          </table:table-cell>
          <table:table-cell office:value-type="float" office:value="12544">
            <text:p>12544</text:p>
          </table:table-cell>
          <table:table-cell office:value-type="float" office:value="5278.10961698906">
            <text:p>5278.11</text:p>
          </table:table-cell>
          <table:table-cell office:value-type="float" office:value="45.1982974297006">
            <text:p>45.2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47.2222222222222">
            <text:p>47.22</text:p>
          </table:table-cell>
          <table:table-cell office:value-type="float" office:value="4.68488927464932">
            <text:p>4.68</text:p>
          </table:table-cell>
          <table:table-cell office:value-type="float" office:value="51.9071114968715">
            <text:p>51.91</text:p>
          </table:table-cell>
          <table:table-cell office:value-type="float" office:value="13689">
            <text:p>13689</text:p>
          </table:table-cell>
          <table:table-cell office:value-type="float" office:value="6073.13204513397">
            <text:p>6073.13</text:p>
          </table:table-cell>
          <table:table-cell office:value-type="float" office:value="48.0125639925134">
            <text:p>48.0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50">
            <text:p>50.00</text:p>
          </table:table-cell>
          <table:table-cell office:value-type="float" office:value="3.04835030576214">
            <text:p>3.05</text:p>
          </table:table-cell>
          <table:table-cell office:value-type="float" office:value="53.0483503057622">
            <text:p>53.05</text:p>
          </table:table-cell>
          <table:table-cell office:value-type="float" office:value="14884">
            <text:p>14884</text:p>
          </table:table-cell>
          <table:table-cell office:value-type="float" office:value="6471.89873730298">
            <text:p>6471.90</text:p>
          </table:table-cell>
          <table:table-cell office:value-type="float" office:value="50.8268305553262">
            <text:p>50.8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2.7777777777778">
            <text:p>52.78</text:p>
          </table:table-cell>
          <table:table-cell office:value-type="float" office:value="2.05978141282685">
            <text:p>2.06</text:p>
          </table:table-cell>
          <table:table-cell office:value-type="float" office:value="54.8375591906046">
            <text:p>54.84</text:p>
          </table:table-cell>
          <table:table-cell office:value-type="float" office:value="16129">
            <text:p>16129</text:p>
          </table:table-cell>
          <table:table-cell office:value-type="float" office:value="6964.37001720679">
            <text:p>6964.37</text:p>
          </table:table-cell>
          <table:table-cell office:value-type="float" office:value="53.641097118139">
            <text:p>53.6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55.5555555555556">
            <text:p>55.56</text:p>
          </table:table-cell>
          <table:table-cell office:value-type="float" office:value="5.97684996086173">
            <text:p>5.98</text:p>
          </table:table-cell>
          <table:table-cell office:value-type="float" office:value="61.5324055164173">
            <text:p>61.53</text:p>
          </table:table-cell>
          <table:table-cell office:value-type="float" office:value="17424">
            <text:p>17424</text:p>
          </table:table-cell>
          <table:table-cell office:value-type="float" office:value="8122.27752816708">
            <text:p>8122.28</text:p>
          </table:table-cell>
          <table:table-cell office:value-type="float" office:value="56.4553636809518">
            <text:p>56.4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58.3333333333333">
            <text:p>58.33</text:p>
          </table:table-cell>
          <table:table-cell office:value-type="float" office:value="6.67475403402932">
            <text:p>6.67</text:p>
          </table:table-cell>
          <table:table-cell office:value-type="float" office:value="65.0080873673627">
            <text:p>65.01</text:p>
          </table:table-cell>
          <table:table-cell office:value-type="float" office:value="18769">
            <text:p>18769</text:p>
          </table:table-cell>
          <table:table-cell office:value-type="float" office:value="8906.10796932869">
            <text:p>8906.11</text:p>
          </table:table-cell>
          <table:table-cell office:value-type="float" office:value="59.2696302437646">
            <text:p>59.2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61.1111111111111">
            <text:p>61.11</text:p>
          </table:table-cell>
          <table:table-cell office:value-type="float" office:value="0.954837491735816">
            <text:p>0.95</text:p>
          </table:table-cell>
          <table:table-cell office:value-type="float" office:value="62.0659486028469">
            <text:p>62.07</text:p>
          </table:table-cell>
          <table:table-cell office:value-type="float" office:value="20164">
            <text:p>20164</text:p>
          </table:table-cell>
          <table:table-cell office:value-type="float" office:value="8813.36470160426">
            <text:p>8813.36</text:p>
          </table:table-cell>
          <table:table-cell office:value-type="float" office:value="62.0838968065774">
            <text:p>62.0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63.8888888888889">
            <text:p>63.89</text:p>
          </table:table-cell>
          <table:table-cell office:value-type="float" office:value="0.257601924240589">
            <text:p>0.26</text:p>
          </table:table-cell>
          <table:table-cell office:value-type="float" office:value="64.1464908131295">
            <text:p>64.15</text:p>
          </table:table-cell>
          <table:table-cell office:value-type="float" office:value="21609">
            <text:p>21609</text:p>
          </table:table-cell>
          <table:table-cell office:value-type="float" office:value="9429.53414953003">
            <text:p>9429.53</text:p>
          </table:table-cell>
          <table:table-cell office:value-type="float" office:value="64.8981633693902">
            <text:p>64.9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66.6666666666667">
            <text:p>66.67</text:p>
          </table:table-cell>
          <table:table-cell office:value-type="float" office:value="4.34170862194151">
            <text:p>4.34</text:p>
          </table:table-cell>
          <table:table-cell office:value-type="float" office:value="71.0083752886082">
            <text:p>71.01</text:p>
          </table:table-cell>
          <table:table-cell office:value-type="float" office:value="23104">
            <text:p>23104</text:p>
          </table:table-cell>
          <table:table-cell office:value-type="float" office:value="10793.2730438684">
            <text:p>10793.27</text:p>
          </table:table-cell>
          <table:table-cell office:value-type="float" office:value="67.712429932203">
            <text:p>67.7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9.4444444444445">
            <text:p>69.44</text:p>
          </table:table-cell>
          <table:table-cell office:value-type="float" office:value="4.19725541956723">
            <text:p>4.20</text:p>
          </table:table-cell>
          <table:table-cell office:value-type="float" office:value="73.6416998640117">
            <text:p>73.64</text:p>
          </table:table-cell>
          <table:table-cell office:value-type="float" office:value="24649">
            <text:p>24649</text:p>
          </table:table-cell>
          <table:table-cell office:value-type="float" office:value="11561.7468786498">
            <text:p>11561.75</text:p>
          </table:table-cell>
          <table:table-cell office:value-type="float" office:value="70.5266964950157">
            <text:p>70.5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72.2222222222222">
            <text:p>72.22</text:p>
          </table:table-cell>
          <table:table-cell office:value-type="float" office:value="-0.394807630218565">
            <text:p>-0.39</text:p>
          </table:table-cell>
          <table:table-cell office:value-type="float" office:value="71.8274145920037">
            <text:p>71.83</text:p>
          </table:table-cell>
          <table:table-cell office:value-type="float" office:value="26244">
            <text:p>26244</text:p>
          </table:table-cell>
          <table:table-cell office:value-type="float" office:value="11636.0411639046">
            <text:p>11636.04</text:p>
          </table:table-cell>
          <table:table-cell office:value-type="float" office:value="73.3409630578285">
            <text:p>73.3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75">
            <text:p>75.00</text:p>
          </table:table-cell>
          <table:table-cell office:value-type="float" office:value="-7.4446686822921">
            <text:p>-7.44</text:p>
          </table:table-cell>
          <table:table-cell office:value-type="float" office:value="67.5553313177079">
            <text:p>67.56</text:p>
          </table:table-cell>
          <table:table-cell office:value-type="float" office:value="27889">
            <text:p>27889</text:p>
          </table:table-cell>
          <table:table-cell office:value-type="float" office:value="11281.7403300572">
            <text:p>11281.74</text:p>
          </table:table-cell>
          <table:table-cell office:value-type="float" office:value="76.1552296206413">
            <text:p>76.1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72">
            <text:p>172</text:p>
          </table:table-cell>
          <table:table-cell office:value-type="float" office:value="77.7777777777778">
            <text:p>77.78</text:p>
          </table:table-cell>
          <table:table-cell office:value-type="float" office:value="2.74431859259494">
            <text:p>2.74</text:p>
          </table:table-cell>
          <table:table-cell office:value-type="float" office:value="80.5220963703727">
            <text:p>80.52</text:p>
          </table:table-cell>
          <table:table-cell office:value-type="float" office:value="29584">
            <text:p>29584</text:p>
          </table:table-cell>
          <table:table-cell office:value-type="float" office:value="13849.8005757041">
            <text:p>13849.80</text:p>
          </table:table-cell>
          <table:table-cell office:value-type="float" office:value="78.9694961834541">
            <text:p>78.9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80.5555555555556">
            <text:p>80.56</text:p>
          </table:table-cell>
          <table:table-cell office:value-type="float" office:value="4.02384242392145">
            <text:p>4.02</text:p>
          </table:table-cell>
          <table:table-cell office:value-type="float" office:value="84.579397979477">
            <text:p>84.58</text:p>
          </table:table-cell>
          <table:table-cell office:value-type="float" office:value="31329">
            <text:p>31329</text:p>
          </table:table-cell>
          <table:table-cell office:value-type="float" office:value="14970.5534423674">
            <text:p>14970.55</text:p>
          </table:table-cell>
          <table:table-cell office:value-type="float" office:value="81.7837627462669">
            <text:p>81.7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83.3333333333333">
            <text:p>83.33</text:p>
          </table:table-cell>
          <table:table-cell office:value-type="float" office:value="-3.92259772284888">
            <text:p>-3.92</text:p>
          </table:table-cell>
          <table:table-cell office:value-type="float" office:value="79.4107356104845">
            <text:p>79.41</text:p>
          </table:table-cell>
          <table:table-cell office:value-type="float" office:value="33124">
            <text:p>33124</text:p>
          </table:table-cell>
          <table:table-cell office:value-type="float" office:value="14452.7538811082">
            <text:p>14452.75</text:p>
          </table:table-cell>
          <table:table-cell office:value-type="float" office:value="84.5980293090797">
            <text:p>84.60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86.1111111111111">
            <text:p>86.11</text:p>
          </table:table-cell>
          <table:table-cell office:value-type="float" office:value="-1.96993286604993">
            <text:p>-1.97</text:p>
          </table:table-cell>
          <table:table-cell office:value-type="float" office:value="84.1411782450612">
            <text:p>84.14</text:p>
          </table:table-cell>
          <table:table-cell office:value-type="float" office:value="34969">
            <text:p>34969</text:p>
          </table:table-cell>
          <table:table-cell office:value-type="float" office:value="15734.4003318264">
            <text:p>15734.40</text:p>
          </table:table-cell>
          <table:table-cell office:value-type="float" office:value="87.4122958718925">
            <text:p>87.41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88.8888888888889">
            <text:p>88.89</text:p>
          </table:table-cell>
          <table:table-cell office:value-type="float" office:value="3.32253485452384">
            <text:p>3.32</text:p>
          </table:table-cell>
          <table:table-cell office:value-type="float" office:value="92.2114237434127">
            <text:p>92.21</text:p>
          </table:table-cell>
          <table:table-cell office:value-type="float" office:value="36864">
            <text:p>36864</text:p>
          </table:table-cell>
          <table:table-cell office:value-type="float" office:value="17704.5933587352">
            <text:p>17704.59</text:p>
          </table:table-cell>
          <table:table-cell office:value-type="float" office:value="90.2265624347053">
            <text:p>90.23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91.6666666666667">
            <text:p>91.67</text:p>
          </table:table-cell>
          <table:table-cell office:value-type="float" office:value="2.42135649779811">
            <text:p>2.42</text:p>
          </table:table-cell>
          <table:table-cell office:value-type="float" office:value="94.0880231644648">
            <text:p>94.09</text:p>
          </table:table-cell>
          <table:table-cell office:value-type="float" office:value="38809">
            <text:p>38809</text:p>
          </table:table-cell>
          <table:table-cell office:value-type="float" office:value="18535.3405633996">
            <text:p>18535.34</text:p>
          </table:table-cell>
          <table:table-cell office:value-type="float" office:value="93.0408289975181">
            <text:p>93.0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94.4444444444445">
            <text:p>94.44</text:p>
          </table:table-cell>
          <table:table-cell office:value-type="float" office:value="-4.58829878596589">
            <text:p>-4.59</text:p>
          </table:table-cell>
          <table:table-cell office:value-type="float" office:value="89.8561456584786">
            <text:p>89.86</text:p>
          </table:table-cell>
          <table:table-cell office:value-type="float" office:value="40804">
            <text:p>40804</text:p>
          </table:table-cell>
          <table:table-cell office:value-type="float" office:value="18150.9414230127">
            <text:p>18150.94</text:p>
          </table:table-cell>
          <table:table-cell office:value-type="float" office:value="95.8550955603309">
            <text:p>95.8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97.2222222222222">
            <text:p>97.22</text:p>
          </table:table-cell>
          <table:table-cell office:value-type="float" office:value="3.22282983572222">
            <text:p>3.22</text:p>
          </table:table-cell>
          <table:table-cell office:value-type="float" office:value="100.445052057944">
            <text:p>100.45</text:p>
          </table:table-cell>
          <table:table-cell office:value-type="float" office:value="42849">
            <text:p>42849</text:p>
          </table:table-cell>
          <table:table-cell office:value-type="float" office:value="20792.1257759945">
            <text:p>20792.13</text:p>
          </table:table-cell>
          <table:table-cell office:value-type="float" office:value="98.6693621231437">
            <text:p>98.67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100">
            <text:p>100.00</text:p>
          </table:table-cell>
          <table:table-cell office:value-type="float" office:value="0.957716577686369">
            <text:p>0.96</text:p>
          </table:table-cell>
          <table:table-cell office:value-type="float" office:value="100.957716577686">
            <text:p>100.96</text:p>
          </table:table-cell>
          <table:table-cell office:value-type="float" office:value="44944">
            <text:p>44944</text:p>
          </table:table-cell>
          <table:table-cell office:value-type="float" office:value="21403.0359144695">
            <text:p>21403.04</text:p>
          </table:table-cell>
          <table:table-cell office:value-type="float" office:value="101.483628685956">
            <text:p>101.48</text:p>
          </table:table-cell>
          <table:table-cell table:number-columns-repeated="1014"/>
        </table:table-row>
      </table:table>
      <table:table table:name="LinearCurveFit_YouCanChange" table:style-name="ta1" table:print="false">
        <table:table-column table:style-name="co1" table:number-columns-repeated="2" table:default-cell-style-name="Default"/>
        <table:table-column table:style-name="co7" table:default-cell-style-name="ce2"/>
        <table:table-column table:style-name="co1" table:number-columns-repeated="2" table:default-cell-style-name="ce2"/>
        <table:table-column table:style-name="co1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ce11"/>
        <table:table-column table:style-name="co10" table:default-cell-style-name="Default"/>
        <table:table-column table:style-name="co1" table:number-columns-repeated="1014" table:default-cell-style-name="Default"/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16"/>
          <table:table-cell table:style-name="ce1" table:number-columns-repeated="1015"/>
        </table:table-row>
        <table:table-row table:style-name="ro1">
          <table:table-cell table:style-name="ce3" office:value-type="string" table:number-columns-spanned="10" table:number-rows-spanned="1">
            <text:p>Least Squares Curve Fit for a Line</text:p>
          </table:table-cell>
          <table:covered-table-cell table:style-name="ce1"/>
          <table:covered-table-cell table:number-columns-repeated="3" table:style-name="ce3"/>
          <table:covered-table-cell table:style-name="ce12"/>
          <table:covered-table-cell table:number-columns-repeated="2" table:style-name="ce1"/>
          <table:covered-table-cell table:style-name="ce16"/>
          <table:covered-table-cell table:style-name="ce1"/>
          <table:table-cell table:style-name="ce1" table:number-columns-repeated="1014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12"/>
          <table:table-cell table:style-name="ce1" table:number-columns-repeated="2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  <table:table-cell table:style-name="ce3" office:value-type="string">
            <text:p>F → C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2">
          <table:table-cell table:style-name="ce1" table:number-columns-repeated="2"/>
          <table:table-cell table:style-name="ce3" table:number-columns-repeated="3"/>
          <table:table-cell table:style-name="ce12"/>
          <table:table-cell table:style-name="ce1" office:value-type="string">
            <text:p>C = 5/9 (F – 32)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/>
          <table:table-cell table:style-name="ce1" office:value-type="string">
            <text:p>C = 5/9F – 17.7778</text:p>
          </table:table-cell>
          <table:table-cell table:style-name="ce1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Default"/>
          <table:table-cell table:style-name="ce3" table:number-columns-repeated="2"/>
          <table:table-cell table:number-columns-repeated="2"/>
          <table:table-cell table:style-name="ce1"/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19" office:value-type="string" table:number-columns-spanned="3" table:number-rows-spanned="1">
            <text:p><text:s/>(Sy'*Sx-(n*Sxy')) / ((Sx)^2-(n*Sx^2)) = </text:p>
          </table:table-cell>
          <table:covered-table-cell table:style-name="ce6"/>
          <table:covered-table-cell table:style-name="ce21"/>
          <table:table-cell table:style-name="ce21" office:value-type="string">
            <text:p>Derived m' =</text:p>
          </table:table-cell>
          <table:table-cell table:style-name="ce23" table:formula="of:=([.I12]*[.I13]-[.C55]*[.I15])/([.I12]*[.I12]-[.C55]*[.I14])" office:value-type="float" office:value="0.533290843612549">
            <text:p>0.5333</text:p>
          </table:table-cell>
          <table:table-cell table:style-name="ce25"/>
          <table:table-cell table:style-name="ce27" office:value-type="string">
            <text:p><text:s/>m = (y2-y1)/(x2-x1) =</text:p>
          </table:table-cell>
          <table:table-cell table:style-name="ce29" table:formula="of:=[JustDataForLab.G7]" office:value-type="float" office:value="0.555555555555555">
            <text:p>0.5556</text:p>
          </table:table-cell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20" table:number-columns-repeated="2"/>
          <table:table-cell table:style-name="ce21" office:value-type="string">
            <text:p><text:s/>(sY'-m*sX)/n =</text:p>
          </table:table-cell>
          <table:table-cell table:style-name="ce21" office:value-type="string">
            <text:p>Derived b' =</text:p>
          </table:table-cell>
          <table:table-cell table:style-name="ce23" table:formula="of:=([.I13]-[.E8]*[.I12])/[.C55]" office:value-type="float" office:value="-13.2569200994264">
            <text:p>-13.2569</text:p>
          </table:table-cell>
          <table:table-cell table:style-name="ce25"/>
          <table:table-cell table:style-name="ce28" office:value-type="string">
            <text:p><text:s/>b = -32*m =</text:p>
          </table:table-cell>
          <table:table-cell table:style-name="ce30" table:formula="of:=[JustDataForLab.G8]" office:value-type="float" office:value="-17.7777777777778">
            <text:p>-17.7778</text:p>
          </table:table-cell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20" table:number-columns-repeated="2"/>
          <table:table-cell table:style-name="ce19" office:value-type="string" table:number-columns-spanned="2" table:number-rows-spanned="1">
            <text:p>Error Magnitude =</text:p>
          </table:table-cell>
          <table:covered-table-cell table:style-name="ce19"/>
          <table:table-cell table:style-name="ce24" office:value-type="float" office:value="10">
            <text:p>10</text:p>
          </table:table-cell>
          <table:table-cell table:number-columns-repeated="2"/>
          <table:table-cell table:style-name="ce1"/>
          <table:table-cell table:style-name="Default"/>
          <table:table-cell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22"/>
          <table:table-cell table:style-name="ce1"/>
          <table:table-cell table:style-name="ce26"/>
          <table:table-cell/>
          <table:table-cell table:style-name="ce1"/>
          <table:table-cell table:style-name="ce31"/>
          <table:table-cell table:style-name="ce26"/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22"/>
          <table:table-cell table:style-name="ce1"/>
          <table:table-cell table:style-name="ce26"/>
          <table:table-cell/>
          <table:table-cell table:style-name="ce1"/>
          <table:table-cell table:style-name="ce31" table:formula="of:=SUM([.D19:.D55])" office:value-type="float" office:value="4514">
            <text:p>4514.00</text:p>
          </table:table-cell>
          <table:table-cell table:style-name="ce26" office:value-type="string">
            <text:p><text:s/>= SumX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/>
          <table:table-cell table:style-name="ce22"/>
          <table:table-cell table:style-name="ce1"/>
          <table:table-cell table:style-name="ce26"/>
          <table:table-cell/>
          <table:table-cell table:style-name="ce1"/>
          <table:table-cell table:style-name="ce31" table:formula="of:=SUM([.G19:.G55])" office:value-type="float" office:value="1916.76882438827">
            <text:p>1916.77</text:p>
          </table:table-cell>
          <table:table-cell table:style-name="ce26" office:value-type="string">
            <text:p><text:s/>= SumY'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2"/>
          <table:table-cell table:style-name="Default"/>
          <table:table-cell table:style-name="ce1" table:number-columns-repeated="3"/>
          <table:table-cell table:style-name="ce31" table:formula="of:=SUM([.H19:.H55])" office:value-type="float" office:value="656158">
            <text:p>656158.00</text:p>
          </table:table-cell>
          <table:table-cell table:style-name="ce26" office:value-type="string">
            <text:p><text:s/>= SumX*X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1" table:number-columns-repeated="3"/>
          <table:table-cell table:style-name="ce31" table:formula="of:=SUM([.I19:.I55])" office:value-type="float" office:value="290081.316034312">
            <text:p>290081.32</text:p>
          </table:table-cell>
          <table:table-cell table:style-name="ce26" office:value-type="string">
            <text:p><text:s/>= SumX*Y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table:number-columns-repeated="3"/>
          <table:table-cell table:style-name="ce3" office:value-type="string">
            <text:p>Rand()</text:p>
          </table:table-cell>
          <table:table-cell table:style-name="ce1" table:number-columns-repeated="2"/>
          <table:table-cell table:style-name="ce16"/>
          <table:table-cell table:style-name="ce1" table:number-columns-repeated="1015"/>
        </table:table-row>
        <table:table-row table:style-name="ro1">
          <table:table-cell table:style-name="ce1" table:number-columns-repeated="2"/>
          <table:table-cell table:style-name="ce3" office:value-type="string">
            <text:p>Count</text:p>
          </table:table-cell>
          <table:table-cell table:style-name="ce3" office:value-type="string">
            <text:p>Deg F</text:p>
          </table:table-cell>
          <table:table-cell table:style-name="ce3" office:value-type="string">
            <text:p>Deg C</text:p>
          </table:table-cell>
          <table:table-cell table:style-name="ce16" office:value-type="string">
            <text:p>Error</text:p>
          </table:table-cell>
          <table:table-cell table:style-name="ce16" office:value-type="string">
            <text:p>Measurement</text:p>
          </table:table-cell>
          <table:table-cell table:style-name="ce3" office:value-type="string">
            <text:p>For Summing</text:p>
          </table:table-cell>
          <table:table-cell table:style-name="ce16" office:value-type="string">
            <text:p>For Summing</text:p>
          </table:table-cell>
          <table:table-cell table:style-name="ce16" office:value-type="string">
            <text:p>Calculated</text:p>
          </table:table-cell>
          <table:table-cell table:style-name="ce1" table:number-columns-repeated="1014"/>
        </table:table-row>
        <table:table-row table:style-name="ro1">
          <table:table-cell table:style-name="ce1" table:number-columns-repeated="2"/>
          <table:table-cell table:style-name="ce3" office:value-type="string">
            <text:p>n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 → Linear</text:p>
          </table:table-cell>
          <table:table-cell table:style-name="ce16" office:value-type="string">
            <text:p>e</text:p>
          </table:table-cell>
          <table:table-cell table:style-name="ce16" office:value-type="string">
            <text:p>Y' <text:s/>→ Noise</text:p>
          </table:table-cell>
          <table:table-cell table:style-name="ce3" office:value-type="string">
            <text:p>X*X</text:p>
          </table:table-cell>
          <table:table-cell table:style-name="ce16" office:value-type="string">
            <text:p>X*Y'</text:p>
          </table:table-cell>
          <table:table-cell table:style-name="ce16" office:value-type="string">
            <text:p>Y → From Data</text:p>
          </table:table-cell>
          <table:table-cell table:style-name="ce1" table:number-columns-repeated="1014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32">
            <text:p>32</text:p>
          </table:table-cell>
          <table:table-cell table:style-name="ce11" table:formula="of:=[.$H$8]*[.D19]+[.$H$9]" office:value-type="float" office:value="0">
            <text:p>0.00</text:p>
          </table:table-cell>
          <table:table-cell table:style-name="ce11" table:formula="of:=RAND()*2*[.$E$10]-[.$E$10]" office:value-type="float" office:value="9.24771408550441">
            <text:p>9.25</text:p>
          </table:table-cell>
          <table:table-cell table:style-name="ce11" table:formula="of:=[.$H$8]*[.D19]+[.$H$9]+[.F19]" office:value-type="float" office:value="9.24771408550441">
            <text:p>9.25</text:p>
          </table:table-cell>
          <table:table-cell table:style-name="ce2" table:formula="of:=[.D19]*[.D19]" office:value-type="float" office:value="1024">
            <text:p>1024</text:p>
          </table:table-cell>
          <table:table-cell table:formula="of:=[.D19]*[.G19]" office:value-type="float" office:value="295.926850736141">
            <text:p>295.93</text:p>
          </table:table-cell>
          <table:table-cell table:style-name="ce11" table:formula="of:=[.$E$8]*[.D19]+[.$E$9]" office:value-type="float" office:value="3.80838689617519">
            <text:p>3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 table:formula="of:=[.D19]+5" office:value-type="float" office:value="37">
            <text:p>37</text:p>
          </table:table-cell>
          <table:table-cell table:style-name="ce11" table:formula="of:=[.$H$8]*[.D20]+[.$H$9]" office:value-type="float" office:value="2.77777777777777">
            <text:p>2.78</text:p>
          </table:table-cell>
          <table:table-cell table:style-name="ce11" table:formula="of:=RAND()*2*[.$E$10]-[.$E$10]" office:value-type="float" office:value="8.18442571442574">
            <text:p>8.18</text:p>
          </table:table-cell>
          <table:table-cell table:style-name="ce11" table:formula="of:=[.$H$8]*[.D20]+[.$H$9]+[.F20]" office:value-type="float" office:value="10.9622034922035">
            <text:p>10.96</text:p>
          </table:table-cell>
          <table:table-cell table:style-name="ce2" table:formula="of:=[.D20]*[.D20]" office:value-type="float" office:value="1369">
            <text:p>1369</text:p>
          </table:table-cell>
          <table:table-cell table:formula="of:=[.D20]*[.G20]" office:value-type="float" office:value="405.60152921153">
            <text:p>405.60</text:p>
          </table:table-cell>
          <table:table-cell table:style-name="ce11" table:formula="of:=[.$E$8]*[.D20]+[.$E$9]" office:value-type="float" office:value="6.47484111423794">
            <text:p>6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 table:formula="of:=[.D20]+5" office:value-type="float" office:value="42">
            <text:p>42</text:p>
          </table:table-cell>
          <table:table-cell table:style-name="ce11" table:formula="of:=[.$H$8]*[.D21]+[.$H$9]" office:value-type="float" office:value="5.55555555555555">
            <text:p>5.56</text:p>
          </table:table-cell>
          <table:table-cell table:style-name="ce11" table:formula="of:=RAND()*2*[.$E$10]-[.$E$10]" office:value-type="float" office:value="8.01966645754874">
            <text:p>8.02</text:p>
          </table:table-cell>
          <table:table-cell table:style-name="ce11" table:formula="of:=[.$H$8]*[.D21]+[.$H$9]+[.F21]" office:value-type="float" office:value="13.5752220131043">
            <text:p>13.58</text:p>
          </table:table-cell>
          <table:table-cell table:style-name="ce2" table:formula="of:=[.D21]*[.D21]" office:value-type="float" office:value="1764">
            <text:p>1764</text:p>
          </table:table-cell>
          <table:table-cell table:formula="of:=[.D21]*[.G21]" office:value-type="float" office:value="570.15932455038">
            <text:p>570.16</text:p>
          </table:table-cell>
          <table:table-cell table:style-name="ce11" table:formula="of:=[.$E$8]*[.D21]+[.$E$9]" office:value-type="float" office:value="9.14129533230069">
            <text:p>9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 table:formula="of:=[.D21]+5" office:value-type="float" office:value="47">
            <text:p>47</text:p>
          </table:table-cell>
          <table:table-cell table:style-name="ce11" table:formula="of:=[.$H$8]*[.D22]+[.$H$9]" office:value-type="float" office:value="8.33333333333333">
            <text:p>8.33</text:p>
          </table:table-cell>
          <table:table-cell table:style-name="ce11" table:formula="of:=RAND()*2*[.$E$10]-[.$E$10]" office:value-type="float" office:value="8.6939089326188">
            <text:p>8.69</text:p>
          </table:table-cell>
          <table:table-cell table:style-name="ce11" table:formula="of:=[.$H$8]*[.D22]+[.$H$9]+[.F22]" office:value-type="float" office:value="17.0272422659521">
            <text:p>17.03</text:p>
          </table:table-cell>
          <table:table-cell table:style-name="ce2" table:formula="of:=[.D22]*[.D22]" office:value-type="float" office:value="2209">
            <text:p>2209</text:p>
          </table:table-cell>
          <table:table-cell table:formula="of:=[.D22]*[.G22]" office:value-type="float" office:value="800.28038649975">
            <text:p>800.28</text:p>
          </table:table-cell>
          <table:table-cell table:style-name="ce11" table:formula="of:=[.$E$8]*[.D22]+[.$E$9]" office:value-type="float" office:value="11.8077495503634">
            <text:p>11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 table:formula="of:=[.D22]+5" office:value-type="float" office:value="52">
            <text:p>52</text:p>
          </table:table-cell>
          <table:table-cell table:style-name="ce11" table:formula="of:=[.$H$8]*[.D23]+[.$H$9]" office:value-type="float" office:value="11.1111111111111">
            <text:p>11.11</text:p>
          </table:table-cell>
          <table:table-cell table:style-name="ce11" table:formula="of:=RAND()*2*[.$E$10]-[.$E$10]" office:value-type="float" office:value="7.06275549717248">
            <text:p>7.06</text:p>
          </table:table-cell>
          <table:table-cell table:style-name="ce11" table:formula="of:=[.$H$8]*[.D23]+[.$H$9]+[.F23]" office:value-type="float" office:value="18.1738666082836">
            <text:p>18.17</text:p>
          </table:table-cell>
          <table:table-cell table:style-name="ce2" table:formula="of:=[.D23]*[.D23]" office:value-type="float" office:value="2704">
            <text:p>2704</text:p>
          </table:table-cell>
          <table:table-cell table:formula="of:=[.D23]*[.G23]" office:value-type="float" office:value="945.041063630746">
            <text:p>945.04</text:p>
          </table:table-cell>
          <table:table-cell table:style-name="ce11" table:formula="of:=[.$E$8]*[.D23]+[.$E$9]" office:value-type="float" office:value="14.4742037684262">
            <text:p>14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 table:formula="of:=[.D23]+5" office:value-type="float" office:value="57">
            <text:p>57</text:p>
          </table:table-cell>
          <table:table-cell table:style-name="ce11" table:formula="of:=[.$H$8]*[.D24]+[.$H$9]" office:value-type="float" office:value="13.8888888888889">
            <text:p>13.89</text:p>
          </table:table-cell>
          <table:table-cell table:style-name="ce11" table:formula="of:=RAND()*2*[.$E$10]-[.$E$10]" office:value-type="float" office:value="0.668108663521707">
            <text:p>0.67</text:p>
          </table:table-cell>
          <table:table-cell table:style-name="ce11" table:formula="of:=[.$H$8]*[.D24]+[.$H$9]+[.F24]" office:value-type="float" office:value="14.5569975524106">
            <text:p>14.56</text:p>
          </table:table-cell>
          <table:table-cell table:style-name="ce2" table:formula="of:=[.D24]*[.D24]" office:value-type="float" office:value="3249">
            <text:p>3249</text:p>
          </table:table-cell>
          <table:table-cell table:formula="of:=[.D24]*[.G24]" office:value-type="float" office:value="829.748860487403">
            <text:p>829.75</text:p>
          </table:table-cell>
          <table:table-cell table:style-name="ce11" table:formula="of:=[.$E$8]*[.D24]+[.$E$9]" office:value-type="float" office:value="17.1406579864889">
            <text:p>17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 table:formula="of:=[.D24]+5" office:value-type="float" office:value="62">
            <text:p>62</text:p>
          </table:table-cell>
          <table:table-cell table:style-name="ce11" table:formula="of:=[.$H$8]*[.D25]+[.$H$9]" office:value-type="float" office:value="16.6666666666667">
            <text:p>16.67</text:p>
          </table:table-cell>
          <table:table-cell table:style-name="ce11" table:formula="of:=RAND()*2*[.$E$10]-[.$E$10]" office:value-type="float" office:value="2.42966285906732">
            <text:p>2.43</text:p>
          </table:table-cell>
          <table:table-cell table:style-name="ce11" table:formula="of:=[.$H$8]*[.D25]+[.$H$9]+[.F25]" office:value-type="float" office:value="19.096329525734">
            <text:p>19.10</text:p>
          </table:table-cell>
          <table:table-cell table:style-name="ce2" table:formula="of:=[.D25]*[.D25]" office:value-type="float" office:value="3844">
            <text:p>3844</text:p>
          </table:table-cell>
          <table:table-cell table:formula="of:=[.D25]*[.G25]" office:value-type="float" office:value="1183.97243059551">
            <text:p>1183.97</text:p>
          </table:table-cell>
          <table:table-cell table:style-name="ce11" table:formula="of:=[.$E$8]*[.D25]+[.$E$9]" office:value-type="float" office:value="19.8071122045517">
            <text:p>19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 table:formula="of:=[.D25]+5" office:value-type="float" office:value="67">
            <text:p>67</text:p>
          </table:table-cell>
          <table:table-cell table:style-name="ce11" table:formula="of:=[.$H$8]*[.D26]+[.$H$9]" office:value-type="float" office:value="19.4444444444444">
            <text:p>19.44</text:p>
          </table:table-cell>
          <table:table-cell table:style-name="ce11" table:formula="of:=RAND()*2*[.$E$10]-[.$E$10]" office:value-type="float" office:value="3.15499940887094">
            <text:p>3.15</text:p>
          </table:table-cell>
          <table:table-cell table:style-name="ce11" table:formula="of:=[.$H$8]*[.D26]+[.$H$9]+[.F26]" office:value-type="float" office:value="22.5994438533154">
            <text:p>22.60</text:p>
          </table:table-cell>
          <table:table-cell table:style-name="ce2" table:formula="of:=[.D26]*[.D26]" office:value-type="float" office:value="4489">
            <text:p>4489</text:p>
          </table:table-cell>
          <table:table-cell table:formula="of:=[.D26]*[.G26]" office:value-type="float" office:value="1514.16273817213">
            <text:p>1514.16</text:p>
          </table:table-cell>
          <table:table-cell table:style-name="ce11" table:formula="of:=[.$E$8]*[.D26]+[.$E$9]" office:value-type="float" office:value="22.4735664226144">
            <text:p>22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 table:formula="of:=[.D26]+5" office:value-type="float" office:value="72">
            <text:p>72</text:p>
          </table:table-cell>
          <table:table-cell table:style-name="ce11" table:formula="of:=[.$H$8]*[.D27]+[.$H$9]" office:value-type="float" office:value="22.2222222222222">
            <text:p>22.22</text:p>
          </table:table-cell>
          <table:table-cell table:style-name="ce11" table:formula="of:=RAND()*2*[.$E$10]-[.$E$10]" office:value-type="float" office:value="-6.00599281489849">
            <text:p>-6.01</text:p>
          </table:table-cell>
          <table:table-cell table:style-name="ce11" table:formula="of:=[.$H$8]*[.D27]+[.$H$9]+[.F27]" office:value-type="float" office:value="16.2162294073237">
            <text:p>16.22</text:p>
          </table:table-cell>
          <table:table-cell table:style-name="ce2" table:formula="of:=[.D27]*[.D27]" office:value-type="float" office:value="5184">
            <text:p>5184</text:p>
          </table:table-cell>
          <table:table-cell table:formula="of:=[.D27]*[.G27]" office:value-type="float" office:value="1167.56851732731">
            <text:p>1167.57</text:p>
          </table:table-cell>
          <table:table-cell table:style-name="ce11" table:formula="of:=[.$E$8]*[.D27]+[.$E$9]" office:value-type="float" office:value="25.1400206406772">
            <text:p>25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formula="of:=[.D27]+5" office:value-type="float" office:value="77">
            <text:p>77</text:p>
          </table:table-cell>
          <table:table-cell table:style-name="ce11" table:formula="of:=[.$H$8]*[.D28]+[.$H$9]" office:value-type="float" office:value="25">
            <text:p>25.00</text:p>
          </table:table-cell>
          <table:table-cell table:style-name="ce11" table:formula="of:=RAND()*2*[.$E$10]-[.$E$10]" office:value-type="float" office:value="-2.29442626703531">
            <text:p>-2.29</text:p>
          </table:table-cell>
          <table:table-cell table:style-name="ce11" table:formula="of:=[.$H$8]*[.D28]+[.$H$9]+[.F28]" office:value-type="float" office:value="22.7055737329647">
            <text:p>22.71</text:p>
          </table:table-cell>
          <table:table-cell table:style-name="ce2" table:formula="of:=[.D28]*[.D28]" office:value-type="float" office:value="5929">
            <text:p>5929</text:p>
          </table:table-cell>
          <table:table-cell table:formula="of:=[.D28]*[.G28]" office:value-type="float" office:value="1748.32917743828">
            <text:p>1748.33</text:p>
          </table:table-cell>
          <table:table-cell table:style-name="ce11" table:formula="of:=[.$E$8]*[.D28]+[.$E$9]" office:value-type="float" office:value="27.8064748587399">
            <text:p>27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 table:formula="of:=[.D28]+5" office:value-type="float" office:value="82">
            <text:p>82</text:p>
          </table:table-cell>
          <table:table-cell table:style-name="ce11" table:formula="of:=[.$H$8]*[.D29]+[.$H$9]" office:value-type="float" office:value="27.7777777777777">
            <text:p>27.78</text:p>
          </table:table-cell>
          <table:table-cell table:style-name="ce11" table:formula="of:=RAND()*2*[.$E$10]-[.$E$10]" office:value-type="float" office:value="-6.06222638394684">
            <text:p>-6.06</text:p>
          </table:table-cell>
          <table:table-cell table:style-name="ce11" table:formula="of:=[.$H$8]*[.D29]+[.$H$9]+[.F29]" office:value-type="float" office:value="21.7155513938309">
            <text:p>21.72</text:p>
          </table:table-cell>
          <table:table-cell table:style-name="ce2" table:formula="of:=[.D29]*[.D29]" office:value-type="float" office:value="6724">
            <text:p>6724</text:p>
          </table:table-cell>
          <table:table-cell table:formula="of:=[.D29]*[.G29]" office:value-type="float" office:value="1780.67521429413">
            <text:p>1780.68</text:p>
          </table:table-cell>
          <table:table-cell table:style-name="ce11" table:formula="of:=[.$E$8]*[.D29]+[.$E$9]" office:value-type="float" office:value="30.4729290768027">
            <text:p>30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 table:formula="of:=[.D29]+5" office:value-type="float" office:value="87">
            <text:p>87</text:p>
          </table:table-cell>
          <table:table-cell table:style-name="ce11" table:formula="of:=[.$H$8]*[.D30]+[.$H$9]" office:value-type="float" office:value="30.5555555555555">
            <text:p>30.56</text:p>
          </table:table-cell>
          <table:table-cell table:style-name="ce11" table:formula="of:=RAND()*2*[.$E$10]-[.$E$10]" office:value-type="float" office:value="-0.374905406497419">
            <text:p>-0.37</text:p>
          </table:table-cell>
          <table:table-cell table:style-name="ce11" table:formula="of:=[.$H$8]*[.D30]+[.$H$9]+[.F30]" office:value-type="float" office:value="30.1806501490581">
            <text:p>30.18</text:p>
          </table:table-cell>
          <table:table-cell table:style-name="ce2" table:formula="of:=[.D30]*[.D30]" office:value-type="float" office:value="7569">
            <text:p>7569</text:p>
          </table:table-cell>
          <table:table-cell table:formula="of:=[.D30]*[.G30]" office:value-type="float" office:value="2625.71656296805">
            <text:p>2625.72</text:p>
          </table:table-cell>
          <table:table-cell table:style-name="ce11" table:formula="of:=[.$E$8]*[.D30]+[.$E$9]" office:value-type="float" office:value="33.1393832948654">
            <text:p>33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 table:formula="of:=[.D30]+5" office:value-type="float" office:value="92">
            <text:p>92</text:p>
          </table:table-cell>
          <table:table-cell table:style-name="ce11" table:formula="of:=[.$H$8]*[.D31]+[.$H$9]" office:value-type="float" office:value="33.3333333333333">
            <text:p>33.33</text:p>
          </table:table-cell>
          <table:table-cell table:style-name="ce11" table:formula="of:=RAND()*2*[.$E$10]-[.$E$10]" office:value-type="float" office:value="2.31204752344638">
            <text:p>2.31</text:p>
          </table:table-cell>
          <table:table-cell table:style-name="ce11" table:formula="of:=[.$H$8]*[.D31]+[.$H$9]+[.F31]" office:value-type="float" office:value="35.6453808567797">
            <text:p>35.65</text:p>
          </table:table-cell>
          <table:table-cell table:style-name="ce2" table:formula="of:=[.D31]*[.D31]" office:value-type="float" office:value="8464">
            <text:p>8464</text:p>
          </table:table-cell>
          <table:table-cell table:formula="of:=[.D31]*[.G31]" office:value-type="float" office:value="3279.37503882373">
            <text:p>3279.38</text:p>
          </table:table-cell>
          <table:table-cell table:style-name="ce11" table:formula="of:=[.$E$8]*[.D31]+[.$E$9]" office:value-type="float" office:value="35.8058375129281">
            <text:p>35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 table:formula="of:=[.D31]+5" office:value-type="float" office:value="97">
            <text:p>97</text:p>
          </table:table-cell>
          <table:table-cell table:style-name="ce11" table:formula="of:=[.$H$8]*[.D32]+[.$H$9]" office:value-type="float" office:value="36.1111111111111">
            <text:p>36.11</text:p>
          </table:table-cell>
          <table:table-cell table:style-name="ce11" table:formula="of:=RAND()*2*[.$E$10]-[.$E$10]" office:value-type="float" office:value="-5.70000629872084">
            <text:p>-5.70</text:p>
          </table:table-cell>
          <table:table-cell table:style-name="ce11" table:formula="of:=[.$H$8]*[.D32]+[.$H$9]+[.F32]" office:value-type="float" office:value="30.4111048123902">
            <text:p>30.41</text:p>
          </table:table-cell>
          <table:table-cell table:style-name="ce2" table:formula="of:=[.D32]*[.D32]" office:value-type="float" office:value="9409">
            <text:p>9409</text:p>
          </table:table-cell>
          <table:table-cell table:formula="of:=[.D32]*[.G32]" office:value-type="float" office:value="2949.87716680185">
            <text:p>2949.88</text:p>
          </table:table-cell>
          <table:table-cell table:style-name="ce11" table:formula="of:=[.$E$8]*[.D32]+[.$E$9]" office:value-type="float" office:value="38.4722917309909">
            <text:p>38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 table:formula="of:=[.D32]+5" office:value-type="float" office:value="102">
            <text:p>102</text:p>
          </table:table-cell>
          <table:table-cell table:style-name="ce11" table:formula="of:=[.$H$8]*[.D33]+[.$H$9]" office:value-type="float" office:value="38.8888888888888">
            <text:p>38.89</text:p>
          </table:table-cell>
          <table:table-cell table:style-name="ce11" table:formula="of:=RAND()*2*[.$E$10]-[.$E$10]" office:value-type="float" office:value="7.51118614804">
            <text:p>7.51</text:p>
          </table:table-cell>
          <table:table-cell table:style-name="ce11" table:formula="of:=[.$H$8]*[.D33]+[.$H$9]+[.F33]" office:value-type="float" office:value="46.4000750369288">
            <text:p>46.40</text:p>
          </table:table-cell>
          <table:table-cell table:style-name="ce2" table:formula="of:=[.D33]*[.D33]" office:value-type="float" office:value="10404">
            <text:p>10404</text:p>
          </table:table-cell>
          <table:table-cell table:formula="of:=[.D33]*[.G33]" office:value-type="float" office:value="4732.80765376674">
            <text:p>4732.81</text:p>
          </table:table-cell>
          <table:table-cell table:style-name="ce11" table:formula="of:=[.$E$8]*[.D33]+[.$E$9]" office:value-type="float" office:value="41.1387459490536">
            <text:p>41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 table:formula="of:=[.D33]+5" office:value-type="float" office:value="107">
            <text:p>107</text:p>
          </table:table-cell>
          <table:table-cell table:style-name="ce11" table:formula="of:=[.$H$8]*[.D34]+[.$H$9]" office:value-type="float" office:value="41.6666666666666">
            <text:p>41.67</text:p>
          </table:table-cell>
          <table:table-cell table:style-name="ce11" table:formula="of:=RAND()*2*[.$E$10]-[.$E$10]" office:value-type="float" office:value="8.48063748329878">
            <text:p>8.48</text:p>
          </table:table-cell>
          <table:table-cell table:style-name="ce11" table:formula="of:=[.$H$8]*[.D34]+[.$H$9]+[.F34]" office:value-type="float" office:value="50.1473041499654">
            <text:p>50.15</text:p>
          </table:table-cell>
          <table:table-cell table:style-name="ce2" table:formula="of:=[.D34]*[.D34]" office:value-type="float" office:value="11449">
            <text:p>11449</text:p>
          </table:table-cell>
          <table:table-cell table:formula="of:=[.D34]*[.G34]" office:value-type="float" office:value="5365.7615440463">
            <text:p>5365.76</text:p>
          </table:table-cell>
          <table:table-cell table:style-name="ce11" table:formula="of:=[.$E$8]*[.D34]+[.$E$9]" office:value-type="float" office:value="43.8052001671164">
            <text:p>43.8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 table:formula="of:=[.D34]+5" office:value-type="float" office:value="112">
            <text:p>112</text:p>
          </table:table-cell>
          <table:table-cell table:style-name="ce11" table:formula="of:=[.$H$8]*[.D35]+[.$H$9]" office:value-type="float" office:value="44.4444444444444">
            <text:p>44.44</text:p>
          </table:table-cell>
          <table:table-cell table:style-name="ce11" table:formula="of:=RAND()*2*[.$E$10]-[.$E$10]" office:value-type="float" office:value="8.99519638624042">
            <text:p>9.00</text:p>
          </table:table-cell>
          <table:table-cell table:style-name="ce11" table:formula="of:=[.$H$8]*[.D35]+[.$H$9]+[.F35]" office:value-type="float" office:value="53.4396408306848">
            <text:p>53.44</text:p>
          </table:table-cell>
          <table:table-cell table:style-name="ce2" table:formula="of:=[.D35]*[.D35]" office:value-type="float" office:value="12544">
            <text:p>12544</text:p>
          </table:table-cell>
          <table:table-cell table:formula="of:=[.D35]*[.G35]" office:value-type="float" office:value="5985.2397730367">
            <text:p>5985.24</text:p>
          </table:table-cell>
          <table:table-cell table:style-name="ce11" table:formula="of:=[.$E$8]*[.D35]+[.$E$9]" office:value-type="float" office:value="46.4716543851791">
            <text:p>46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 table:formula="of:=[.D35]+5" office:value-type="float" office:value="117">
            <text:p>117</text:p>
          </table:table-cell>
          <table:table-cell table:style-name="ce11" table:formula="of:=[.$H$8]*[.D36]+[.$H$9]" office:value-type="float" office:value="47.2222222222222">
            <text:p>47.22</text:p>
          </table:table-cell>
          <table:table-cell table:style-name="ce11" table:formula="of:=RAND()*2*[.$E$10]-[.$E$10]" office:value-type="float" office:value="4.35217479709536">
            <text:p>4.35</text:p>
          </table:table-cell>
          <table:table-cell table:style-name="ce11" table:formula="of:=[.$H$8]*[.D36]+[.$H$9]+[.F36]" office:value-type="float" office:value="51.5743970193175">
            <text:p>51.57</text:p>
          </table:table-cell>
          <table:table-cell table:style-name="ce2" table:formula="of:=[.D36]*[.D36]" office:value-type="float" office:value="13689">
            <text:p>13689</text:p>
          </table:table-cell>
          <table:table-cell table:formula="of:=[.D36]*[.G36]" office:value-type="float" office:value="6034.20445126015">
            <text:p>6034.20</text:p>
          </table:table-cell>
          <table:table-cell table:style-name="ce11" table:formula="of:=[.$E$8]*[.D36]+[.$E$9]" office:value-type="float" office:value="49.1381086032419">
            <text:p>49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 table:formula="of:=[.D36]+5" office:value-type="float" office:value="122">
            <text:p>122</text:p>
          </table:table-cell>
          <table:table-cell table:style-name="ce11" table:formula="of:=[.$H$8]*[.D37]+[.$H$9]" office:value-type="float" office:value="50">
            <text:p>50.00</text:p>
          </table:table-cell>
          <table:table-cell table:style-name="ce11" table:formula="of:=RAND()*2*[.$E$10]-[.$E$10]" office:value-type="float" office:value="-2.8401305899024">
            <text:p>-2.84</text:p>
          </table:table-cell>
          <table:table-cell table:style-name="ce11" table:formula="of:=[.$H$8]*[.D37]+[.$H$9]+[.F37]" office:value-type="float" office:value="47.1598694100975">
            <text:p>47.16</text:p>
          </table:table-cell>
          <table:table-cell table:style-name="ce2" table:formula="of:=[.D37]*[.D37]" office:value-type="float" office:value="14884">
            <text:p>14884</text:p>
          </table:table-cell>
          <table:table-cell table:formula="of:=[.D37]*[.G37]" office:value-type="float" office:value="5753.5040680319">
            <text:p>5753.50</text:p>
          </table:table-cell>
          <table:table-cell table:style-name="ce11" table:formula="of:=[.$E$8]*[.D37]+[.$E$9]" office:value-type="float" office:value="51.8045628213046">
            <text:p>51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 table:formula="of:=[.D37]+5" office:value-type="float" office:value="127">
            <text:p>127</text:p>
          </table:table-cell>
          <table:table-cell table:style-name="ce11" table:formula="of:=[.$H$8]*[.D38]+[.$H$9]" office:value-type="float" office:value="52.7777777777777">
            <text:p>52.78</text:p>
          </table:table-cell>
          <table:table-cell table:style-name="ce11" table:formula="of:=RAND()*2*[.$E$10]-[.$E$10]" office:value-type="float" office:value="-2.71830703597516">
            <text:p>-2.72</text:p>
          </table:table-cell>
          <table:table-cell table:style-name="ce11" table:formula="of:=[.$H$8]*[.D38]+[.$H$9]+[.F38]" office:value-type="float" office:value="50.0594707418026">
            <text:p>50.06</text:p>
          </table:table-cell>
          <table:table-cell table:style-name="ce2" table:formula="of:=[.D38]*[.D38]" office:value-type="float" office:value="16129">
            <text:p>16129</text:p>
          </table:table-cell>
          <table:table-cell table:formula="of:=[.D38]*[.G38]" office:value-type="float" office:value="6357.55278420893">
            <text:p>6357.55</text:p>
          </table:table-cell>
          <table:table-cell table:style-name="ce11" table:formula="of:=[.$E$8]*[.D38]+[.$E$9]" office:value-type="float" office:value="54.4710170393674">
            <text:p>54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 table:formula="of:=[.D38]+5" office:value-type="float" office:value="132">
            <text:p>132</text:p>
          </table:table-cell>
          <table:table-cell table:style-name="ce11" table:formula="of:=[.$H$8]*[.D39]+[.$H$9]" office:value-type="float" office:value="55.5555555555555">
            <text:p>55.56</text:p>
          </table:table-cell>
          <table:table-cell table:style-name="ce11" table:formula="of:=RAND()*2*[.$E$10]-[.$E$10]" office:value-type="float" office:value="-7.54098700825125">
            <text:p>-7.54</text:p>
          </table:table-cell>
          <table:table-cell table:style-name="ce11" table:formula="of:=[.$H$8]*[.D39]+[.$H$9]+[.F39]" office:value-type="float" office:value="48.0145685473042">
            <text:p>48.01</text:p>
          </table:table-cell>
          <table:table-cell table:style-name="ce2" table:formula="of:=[.D39]*[.D39]" office:value-type="float" office:value="17424">
            <text:p>17424</text:p>
          </table:table-cell>
          <table:table-cell table:formula="of:=[.D39]*[.G39]" office:value-type="float" office:value="6337.92304824416">
            <text:p>6337.92</text:p>
          </table:table-cell>
          <table:table-cell table:style-name="ce11" table:formula="of:=[.$E$8]*[.D39]+[.$E$9]" office:value-type="float" office:value="57.1374712574301">
            <text:p>57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 table:formula="of:=[.D39]+5" office:value-type="float" office:value="137">
            <text:p>137</text:p>
          </table:table-cell>
          <table:table-cell table:style-name="ce11" table:formula="of:=[.$H$8]*[.D40]+[.$H$9]" office:value-type="float" office:value="58.3333333333333">
            <text:p>58.33</text:p>
          </table:table-cell>
          <table:table-cell table:style-name="ce11" table:formula="of:=RAND()*2*[.$E$10]-[.$E$10]" office:value-type="float" office:value="-0.314324372448027">
            <text:p>-0.31</text:p>
          </table:table-cell>
          <table:table-cell table:style-name="ce11" table:formula="of:=[.$H$8]*[.D40]+[.$H$9]+[.F40]" office:value-type="float" office:value="58.0190089608852">
            <text:p>58.02</text:p>
          </table:table-cell>
          <table:table-cell table:style-name="ce2" table:formula="of:=[.D40]*[.D40]" office:value-type="float" office:value="18769">
            <text:p>18769</text:p>
          </table:table-cell>
          <table:table-cell table:formula="of:=[.D40]*[.G40]" office:value-type="float" office:value="7948.60422764128">
            <text:p>7948.60</text:p>
          </table:table-cell>
          <table:table-cell table:style-name="ce11" table:formula="of:=[.$E$8]*[.D40]+[.$E$9]" office:value-type="float" office:value="59.8039254754929">
            <text:p>59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 table:formula="of:=[.D40]+5" office:value-type="float" office:value="142">
            <text:p>142</text:p>
          </table:table-cell>
          <table:table-cell table:style-name="ce11" table:formula="of:=[.$H$8]*[.D41]+[.$H$9]" office:value-type="float" office:value="61.111111111111">
            <text:p>61.11</text:p>
          </table:table-cell>
          <table:table-cell table:style-name="ce11" table:formula="of:=RAND()*2*[.$E$10]-[.$E$10]" office:value-type="float" office:value="8.7476646900177">
            <text:p>8.75</text:p>
          </table:table-cell>
          <table:table-cell table:style-name="ce11" table:formula="of:=[.$H$8]*[.D41]+[.$H$9]+[.F41]" office:value-type="float" office:value="69.8587758011287">
            <text:p>69.86</text:p>
          </table:table-cell>
          <table:table-cell table:style-name="ce2" table:formula="of:=[.D41]*[.D41]" office:value-type="float" office:value="20164">
            <text:p>20164</text:p>
          </table:table-cell>
          <table:table-cell table:formula="of:=[.D41]*[.G41]" office:value-type="float" office:value="9919.94616376028">
            <text:p>9919.95</text:p>
          </table:table-cell>
          <table:table-cell table:style-name="ce11" table:formula="of:=[.$E$8]*[.D41]+[.$E$9]" office:value-type="float" office:value="62.4703796935556">
            <text:p>62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 table:formula="of:=[.D41]+5" office:value-type="float" office:value="147">
            <text:p>147</text:p>
          </table:table-cell>
          <table:table-cell table:style-name="ce11" table:formula="of:=[.$H$8]*[.D42]+[.$H$9]" office:value-type="float" office:value="63.8888888888888">
            <text:p>63.89</text:p>
          </table:table-cell>
          <table:table-cell table:style-name="ce11" table:formula="of:=RAND()*2*[.$E$10]-[.$E$10]" office:value-type="float" office:value="2.30364137329161">
            <text:p>2.30</text:p>
          </table:table-cell>
          <table:table-cell table:style-name="ce11" table:formula="of:=[.$H$8]*[.D42]+[.$H$9]+[.F42]" office:value-type="float" office:value="66.1925302621804">
            <text:p>66.19</text:p>
          </table:table-cell>
          <table:table-cell table:style-name="ce2" table:formula="of:=[.D42]*[.D42]" office:value-type="float" office:value="21609">
            <text:p>21609</text:p>
          </table:table-cell>
          <table:table-cell table:formula="of:=[.D42]*[.G42]" office:value-type="float" office:value="9730.30194854052">
            <text:p>9730.30</text:p>
          </table:table-cell>
          <table:table-cell table:style-name="ce11" table:formula="of:=[.$E$8]*[.D42]+[.$E$9]" office:value-type="float" office:value="65.1368339116184">
            <text:p>65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 table:formula="of:=[.D42]+5" office:value-type="float" office:value="152">
            <text:p>152</text:p>
          </table:table-cell>
          <table:table-cell table:style-name="ce11" table:formula="of:=[.$H$8]*[.D43]+[.$H$9]" office:value-type="float" office:value="66.6666666666666">
            <text:p>66.67</text:p>
          </table:table-cell>
          <table:table-cell table:style-name="ce11" table:formula="of:=RAND()*2*[.$E$10]-[.$E$10]" office:value-type="float" office:value="-4.92178331594914">
            <text:p>-4.92</text:p>
          </table:table-cell>
          <table:table-cell table:style-name="ce11" table:formula="of:=[.$H$8]*[.D43]+[.$H$9]+[.F43]" office:value-type="float" office:value="61.7448833507175">
            <text:p>61.74</text:p>
          </table:table-cell>
          <table:table-cell table:style-name="ce2" table:formula="of:=[.D43]*[.D43]" office:value-type="float" office:value="23104">
            <text:p>23104</text:p>
          </table:table-cell>
          <table:table-cell table:formula="of:=[.D43]*[.G43]" office:value-type="float" office:value="9385.22226930905">
            <text:p>9385.22</text:p>
          </table:table-cell>
          <table:table-cell table:style-name="ce11" table:formula="of:=[.$E$8]*[.D43]+[.$E$9]" office:value-type="float" office:value="67.8032881296811">
            <text:p>67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 table:formula="of:=[.D43]+5" office:value-type="float" office:value="157">
            <text:p>157</text:p>
          </table:table-cell>
          <table:table-cell table:style-name="ce11" table:formula="of:=[.$H$8]*[.D44]+[.$H$9]" office:value-type="float" office:value="69.4444444444444">
            <text:p>69.44</text:p>
          </table:table-cell>
          <table:table-cell table:style-name="ce11" table:formula="of:=RAND()*2*[.$E$10]-[.$E$10]" office:value-type="float" office:value="-5.37151821888983">
            <text:p>-5.37</text:p>
          </table:table-cell>
          <table:table-cell table:style-name="ce11" table:formula="of:=[.$H$8]*[.D44]+[.$H$9]+[.F44]" office:value-type="float" office:value="64.0729262255545">
            <text:p>64.07</text:p>
          </table:table-cell>
          <table:table-cell table:style-name="ce2" table:formula="of:=[.D44]*[.D44]" office:value-type="float" office:value="24649">
            <text:p>24649</text:p>
          </table:table-cell>
          <table:table-cell table:formula="of:=[.D44]*[.G44]" office:value-type="float" office:value="10059.4494174121">
            <text:p>10059.45</text:p>
          </table:table-cell>
          <table:table-cell table:style-name="ce11" table:formula="of:=[.$E$8]*[.D44]+[.$E$9]" office:value-type="float" office:value="70.4697423477439">
            <text:p>70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 table:formula="of:=[.D44]+5" office:value-type="float" office:value="162">
            <text:p>162</text:p>
          </table:table-cell>
          <table:table-cell table:style-name="ce11" table:formula="of:=[.$H$8]*[.D45]+[.$H$9]" office:value-type="float" office:value="72.2222222222221">
            <text:p>72.22</text:p>
          </table:table-cell>
          <table:table-cell table:style-name="ce11" table:formula="of:=RAND()*2*[.$E$10]-[.$E$10]" office:value-type="float" office:value="6.96522990707308">
            <text:p>6.97</text:p>
          </table:table-cell>
          <table:table-cell table:style-name="ce11" table:formula="of:=[.$H$8]*[.D45]+[.$H$9]+[.F45]" office:value-type="float" office:value="79.1874521292952">
            <text:p>79.19</text:p>
          </table:table-cell>
          <table:table-cell table:style-name="ce2" table:formula="of:=[.D45]*[.D45]" office:value-type="float" office:value="26244">
            <text:p>26244</text:p>
          </table:table-cell>
          <table:table-cell table:formula="of:=[.D45]*[.G45]" office:value-type="float" office:value="12828.3672449458">
            <text:p>12828.37</text:p>
          </table:table-cell>
          <table:table-cell table:style-name="ce11" table:formula="of:=[.$E$8]*[.D45]+[.$E$9]" office:value-type="float" office:value="73.1361965658066">
            <text:p>73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 table:formula="of:=[.D45]+5" office:value-type="float" office:value="167">
            <text:p>167</text:p>
          </table:table-cell>
          <table:table-cell table:style-name="ce11" table:formula="of:=[.$H$8]*[.D46]+[.$H$9]" office:value-type="float" office:value="74.9999999999999">
            <text:p>75.00</text:p>
          </table:table-cell>
          <table:table-cell table:style-name="ce11" table:formula="of:=RAND()*2*[.$E$10]-[.$E$10]" office:value-type="float" office:value="6.82042840402573">
            <text:p>6.82</text:p>
          </table:table-cell>
          <table:table-cell table:style-name="ce11" table:formula="of:=[.$H$8]*[.D46]+[.$H$9]+[.F46]" office:value-type="float" office:value="81.8204284040256">
            <text:p>81.82</text:p>
          </table:table-cell>
          <table:table-cell table:style-name="ce2" table:formula="of:=[.D46]*[.D46]" office:value-type="float" office:value="27889">
            <text:p>27889</text:p>
          </table:table-cell>
          <table:table-cell table:formula="of:=[.D46]*[.G46]" office:value-type="float" office:value="13664.0115434723">
            <text:p>13664.01</text:p>
          </table:table-cell>
          <table:table-cell table:style-name="ce11" table:formula="of:=[.$E$8]*[.D46]+[.$E$9]" office:value-type="float" office:value="75.8026507838694">
            <text:p>75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 table:formula="of:=[.D46]+5" office:value-type="float" office:value="172">
            <text:p>172</text:p>
          </table:table-cell>
          <table:table-cell table:style-name="ce11" table:formula="of:=[.$H$8]*[.D47]+[.$H$9]" office:value-type="float" office:value="77.7777777777777">
            <text:p>77.78</text:p>
          </table:table-cell>
          <table:table-cell table:style-name="ce11" table:formula="of:=RAND()*2*[.$E$10]-[.$E$10]" office:value-type="float" office:value="-4.21168281696737">
            <text:p>-4.21</text:p>
          </table:table-cell>
          <table:table-cell table:style-name="ce11" table:formula="of:=[.$H$8]*[.D47]+[.$H$9]+[.F47]" office:value-type="float" office:value="73.5660949608103">
            <text:p>73.57</text:p>
          </table:table-cell>
          <table:table-cell table:style-name="ce2" table:formula="of:=[.D47]*[.D47]" office:value-type="float" office:value="29584">
            <text:p>29584</text:p>
          </table:table-cell>
          <table:table-cell table:formula="of:=[.D47]*[.G47]" office:value-type="float" office:value="12653.3683332594">
            <text:p>12653.37</text:p>
          </table:table-cell>
          <table:table-cell table:style-name="ce11" table:formula="of:=[.$E$8]*[.D47]+[.$E$9]" office:value-type="float" office:value="78.4691050019321">
            <text:p>78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 table:formula="of:=[.D47]+5" office:value-type="float" office:value="177">
            <text:p>177</text:p>
          </table:table-cell>
          <table:table-cell table:style-name="ce11" table:formula="of:=[.$H$8]*[.D48]+[.$H$9]" office:value-type="float" office:value="80.5555555555555">
            <text:p>80.56</text:p>
          </table:table-cell>
          <table:table-cell table:style-name="ce11" table:formula="of:=RAND()*2*[.$E$10]-[.$E$10]" office:value-type="float" office:value="-1.73393989913166">
            <text:p>-1.73</text:p>
          </table:table-cell>
          <table:table-cell table:style-name="ce11" table:formula="of:=[.$H$8]*[.D48]+[.$H$9]+[.F48]" office:value-type="float" office:value="78.8216156564238">
            <text:p>78.82</text:p>
          </table:table-cell>
          <table:table-cell table:style-name="ce2" table:formula="of:=[.D48]*[.D48]" office:value-type="float" office:value="31329">
            <text:p>31329</text:p>
          </table:table-cell>
          <table:table-cell table:formula="of:=[.D48]*[.G48]" office:value-type="float" office:value="13951.425971187">
            <text:p>13951.43</text:p>
          </table:table-cell>
          <table:table-cell table:style-name="ce11" table:formula="of:=[.$E$8]*[.D48]+[.$E$9]" office:value-type="float" office:value="81.1355592199948">
            <text:p>81.14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 table:formula="of:=[.D48]+5" office:value-type="float" office:value="182">
            <text:p>182</text:p>
          </table:table-cell>
          <table:table-cell table:style-name="ce11" table:formula="of:=[.$H$8]*[.D49]+[.$H$9]" office:value-type="float" office:value="83.3333333333333">
            <text:p>83.33</text:p>
          </table:table-cell>
          <table:table-cell table:style-name="ce11" table:formula="of:=RAND()*2*[.$E$10]-[.$E$10]" office:value-type="float" office:value="6.9857669994235">
            <text:p>6.99</text:p>
          </table:table-cell>
          <table:table-cell table:style-name="ce11" table:formula="of:=[.$H$8]*[.D49]+[.$H$9]+[.F49]" office:value-type="float" office:value="90.3191003327568">
            <text:p>90.32</text:p>
          </table:table-cell>
          <table:table-cell table:style-name="ce2" table:formula="of:=[.D49]*[.D49]" office:value-type="float" office:value="33124">
            <text:p>33124</text:p>
          </table:table-cell>
          <table:table-cell table:formula="of:=[.D49]*[.G49]" office:value-type="float" office:value="16438.0762605617">
            <text:p>16438.08</text:p>
          </table:table-cell>
          <table:table-cell table:style-name="ce11" table:formula="of:=[.$E$8]*[.D49]+[.$E$9]" office:value-type="float" office:value="83.8020134380576">
            <text:p>83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 table:formula="of:=[.D49]+5" office:value-type="float" office:value="187">
            <text:p>187</text:p>
          </table:table-cell>
          <table:table-cell table:style-name="ce11" table:formula="of:=[.$H$8]*[.D50]+[.$H$9]" office:value-type="float" office:value="86.111111111111">
            <text:p>86.11</text:p>
          </table:table-cell>
          <table:table-cell table:style-name="ce11" table:formula="of:=RAND()*2*[.$E$10]-[.$E$10]" office:value-type="float" office:value="-4.69818391371518">
            <text:p>-4.70</text:p>
          </table:table-cell>
          <table:table-cell table:style-name="ce11" table:formula="of:=[.$H$8]*[.D50]+[.$H$9]+[.F50]" office:value-type="float" office:value="81.4129271973958">
            <text:p>81.41</text:p>
          </table:table-cell>
          <table:table-cell table:style-name="ce2" table:formula="of:=[.D50]*[.D50]" office:value-type="float" office:value="34969">
            <text:p>34969</text:p>
          </table:table-cell>
          <table:table-cell table:formula="of:=[.D50]*[.G50]" office:value-type="float" office:value="15224.217385913">
            <text:p>15224.22</text:p>
          </table:table-cell>
          <table:table-cell table:style-name="ce11" table:formula="of:=[.$E$8]*[.D50]+[.$E$9]" office:value-type="float" office:value="86.4684676561203">
            <text:p>86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 table:formula="of:=[.D50]+5" office:value-type="float" office:value="192">
            <text:p>192</text:p>
          </table:table-cell>
          <table:table-cell table:style-name="ce11" table:formula="of:=[.$H$8]*[.D51]+[.$H$9]" office:value-type="float" office:value="88.8888888888888">
            <text:p>88.89</text:p>
          </table:table-cell>
          <table:table-cell table:style-name="ce11" table:formula="of:=RAND()*2*[.$E$10]-[.$E$10]" office:value-type="float" office:value="9.90992634091526">
            <text:p>9.91</text:p>
          </table:table-cell>
          <table:table-cell table:style-name="ce11" table:formula="of:=[.$H$8]*[.D51]+[.$H$9]+[.F51]" office:value-type="float" office:value="98.7988152298041">
            <text:p>98.80</text:p>
          </table:table-cell>
          <table:table-cell table:style-name="ce2" table:formula="of:=[.D51]*[.D51]" office:value-type="float" office:value="36864">
            <text:p>36864</text:p>
          </table:table-cell>
          <table:table-cell table:formula="of:=[.D51]*[.G51]" office:value-type="float" office:value="18969.3725241224">
            <text:p>18969.37</text:p>
          </table:table-cell>
          <table:table-cell table:style-name="ce11" table:formula="of:=[.$E$8]*[.D51]+[.$E$9]" office:value-type="float" office:value="89.1349218741831">
            <text:p>89.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 table:formula="of:=[.D51]+5" office:value-type="float" office:value="197">
            <text:p>197</text:p>
          </table:table-cell>
          <table:table-cell table:style-name="ce11" table:formula="of:=[.$H$8]*[.D52]+[.$H$9]" office:value-type="float" office:value="91.6666666666666">
            <text:p>91.67</text:p>
          </table:table-cell>
          <table:table-cell table:style-name="ce11" table:formula="of:=RAND()*2*[.$E$10]-[.$E$10]" office:value-type="float" office:value="0.924568148329854">
            <text:p>0.92</text:p>
          </table:table-cell>
          <table:table-cell table:style-name="ce11" table:formula="of:=[.$H$8]*[.D52]+[.$H$9]+[.F52]" office:value-type="float" office:value="92.5912348149964">
            <text:p>92.59</text:p>
          </table:table-cell>
          <table:table-cell table:style-name="ce2" table:formula="of:=[.D52]*[.D52]" office:value-type="float" office:value="38809">
            <text:p>38809</text:p>
          </table:table-cell>
          <table:table-cell table:formula="of:=[.D52]*[.G52]" office:value-type="float" office:value="18240.4732585543">
            <text:p>18240.47</text:p>
          </table:table-cell>
          <table:table-cell table:style-name="ce11" table:formula="of:=[.$E$8]*[.D52]+[.$E$9]" office:value-type="float" office:value="91.8013760922458">
            <text:p>91.80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 table:formula="of:=[.D52]+5" office:value-type="float" office:value="202">
            <text:p>202</text:p>
          </table:table-cell>
          <table:table-cell table:style-name="ce11" table:formula="of:=[.$H$8]*[.D53]+[.$H$9]" office:value-type="float" office:value="94.4444444444443">
            <text:p>94.44</text:p>
          </table:table-cell>
          <table:table-cell table:style-name="ce11" table:formula="of:=RAND()*2*[.$E$10]-[.$E$10]" office:value-type="float" office:value="-4.31790955364704">
            <text:p>-4.32</text:p>
          </table:table-cell>
          <table:table-cell table:style-name="ce11" table:formula="of:=[.$H$8]*[.D53]+[.$H$9]+[.F53]" office:value-type="float" office:value="90.1265348907973">
            <text:p>90.13</text:p>
          </table:table-cell>
          <table:table-cell table:style-name="ce2" table:formula="of:=[.D53]*[.D53]" office:value-type="float" office:value="40804">
            <text:p>40804</text:p>
          </table:table-cell>
          <table:table-cell table:formula="of:=[.D53]*[.G53]" office:value-type="float" office:value="18205.5600479411">
            <text:p>18205.56</text:p>
          </table:table-cell>
          <table:table-cell table:style-name="ce11" table:formula="of:=[.$E$8]*[.D53]+[.$E$9]" office:value-type="float" office:value="94.4678303103086">
            <text:p>94.47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 table:formula="of:=[.D53]+5" office:value-type="float" office:value="207">
            <text:p>207</text:p>
          </table:table-cell>
          <table:table-cell table:style-name="ce11" table:formula="of:=[.$H$8]*[.D54]+[.$H$9]" office:value-type="float" office:value="97.2222222222221">
            <text:p>97.22</text:p>
          </table:table-cell>
          <table:table-cell table:style-name="ce11" table:formula="of:=RAND()*2*[.$E$10]-[.$E$10]" office:value-type="float" office:value="-0.827659824863076">
            <text:p>-0.83</text:p>
          </table:table-cell>
          <table:table-cell table:style-name="ce11" table:formula="of:=[.$H$8]*[.D54]+[.$H$9]+[.F54]" office:value-type="float" office:value="96.394562397359">
            <text:p>96.39</text:p>
          </table:table-cell>
          <table:table-cell table:style-name="ce2" table:formula="of:=[.D54]*[.D54]" office:value-type="float" office:value="42849">
            <text:p>42849</text:p>
          </table:table-cell>
          <table:table-cell table:formula="of:=[.D54]*[.G54]" office:value-type="float" office:value="19953.6744162533">
            <text:p>19953.67</text:p>
          </table:table-cell>
          <table:table-cell table:style-name="ce11" table:formula="of:=[.$E$8]*[.D54]+[.$E$9]" office:value-type="float" office:value="97.1342845283713">
            <text:p>97.13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 table:formula="of:=[.D54]+5" office:value-type="float" office:value="212">
            <text:p>212</text:p>
          </table:table-cell>
          <table:table-cell table:style-name="ce11" table:formula="of:=[.$H$8]*[.D55]+[.$H$9]" office:value-type="float" office:value="99.9999999999999">
            <text:p>100.00</text:p>
          </table:table-cell>
          <table:table-cell table:style-name="ce11" table:formula="of:=RAND()*2*[.$E$10]-[.$E$10]" office:value-type="float" office:value="4.93309828918427">
            <text:p>4.93</text:p>
          </table:table-cell>
          <table:table-cell table:style-name="ce11" table:formula="of:=[.$H$8]*[.D55]+[.$H$9]+[.F55]" office:value-type="float" office:value="104.933098289184">
            <text:p>104.93</text:p>
          </table:table-cell>
          <table:table-cell table:style-name="ce2" table:formula="of:=[.D55]*[.D55]" office:value-type="float" office:value="44944">
            <text:p>44944</text:p>
          </table:table-cell>
          <table:table-cell table:formula="of:=[.D55]*[.G55]" office:value-type="float" office:value="22245.816837307">
            <text:p>22245.82</text:p>
          </table:table-cell>
          <table:table-cell table:style-name="ce11" table:formula="of:=[.$E$8]*[.D55]+[.$E$9]" office:value-type="float" office:value="99.8007387464341">
            <text:p>99.80</text:p>
          </table:table-cell>
          <table:table-cell table:number-columns-repeated="1014"/>
        </table:table-row>
        <table:table-row table:style-name="ro1">
          <table:table-cell/>
          <table:table-cell>
            <draw:frame table:end-cell-address="LinearCurveFit_YouCanChange.H76" table:end-x="0.9673in" table:end-y="0.0165in" draw:z-index="0" draw:style-name="gr1" draw:text-style-name="P1" svg:width="6.2988in" svg:height="3.5429in" svg:x="0.7457in" svg:y="0.0299in">
              <draw:object draw:notify-on-update-of-ranges="LinearCurveFit_YouCanChange.C19:LinearCurveFit_YouCanChange.C55 LinearCurveFit_YouCanChange.E19:LinearCurveFit_YouCanChange.E5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1"/>
          <table:table-cell office:value-type="string">
            <text:p><text:s/></text:p>
          </table:table-cell>
          <table:table-cell table:number-columns-repeated="1012"/>
        </table:table-row>
        <table:table-row table:style-name="ro1" table:number-rows-repeated="104851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otData" table:style-name="ta1" table:print="false">
        <table:table-column table:style-name="co1" table:default-cell-style-name="Default"/>
        <table:table-row table:style-name="ro1">
          <table:table-cell>
            <draw:frame table:end-cell-address="PlotData.L30" table:end-x="0.0409in" table:end-y="0.1594in" draw:z-index="0" draw:style-name="gr1" draw:text-style-name="P1" svg:width="9.8012in" svg:height="5.3055in" svg:x="0.0189in" svg:y="0.0102in">
              <draw:object draw:notify-on-update-of-ranges="LinearCurveFit_YouCanChange.D19:LinearCurveFit_YouCanChange.D55 LinearCurveFit_YouCanChange.E18:LinearCurveFit_YouCanChange.E18 LinearCurveFit_YouCanChange.E19:LinearCurveFit_YouCanChange.E55 LinearCurveFit_YouCanChange.D19:LinearCurveFit_YouCanChange.D55 LinearCurveFit_YouCanChange.G17:LinearCurveFit_YouCanChange.G18 LinearCurveFit_YouCanChange.G19:LinearCurveFit_YouCanChange.G55 LinearCurveFit_YouCanChange.D19:LinearCurveFit_YouCanChange.D55 LinearCurveFit_YouCanChange.J17:LinearCurveFit_YouCanChange.J18 LinearCurveFit_YouCanChange.J19:LinearCurveFit_YouCanChange.J55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4" number:min-integer-digits="1"/>
    </number:number-style>
    <number:number-style style:name="N118">
      <number:number number:decimal-places="9" number:min-integer-digits="1"/>
    </number:number-style>
    <number:number-style style:name="N119">
      <number:number number:decimal-places="11" number:min-integer-digits="1"/>
    </number:number-style>
    <number:number-style style:name="N120">
      <number:number number:decimal-places="10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0-09">10/09/2023</text:date>, <text:time>14:3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1T14:12:39.16</meta:creation-date>
    <meta:editing-duration>P1DT2H16M47S</meta:editing-duration>
    <meta:editing-cycles>18</meta:editing-cycles>
    <meta:generator>OpenOffice/4.1.14$Win32 OpenOffice.org_project/4114m1$Build-9811</meta:generator>
    <meta:initial-creator>RCC RCCD</meta:initial-creator>
    <dc:date>2023-10-09T14:35:27.99</dc:date>
    <meta:document-statistic meta:table-count="3" meta:cell-count="72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maximum="220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display-label="true" chart:logarithmic="false" chart:interval-major="1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2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2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2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896cm" svg:height="13.477cm" xlink:href=".." xlink:type="simple" chart:class="chart:scatter" chart:style-name="ch1">
        <chart:title svg:x="10.036cm" svg:y="0.405cm" chart:style-name="ch2">
          <text:p>Least Squares Curve Fit</text:p>
        </chart:title>
        <chart:subtitle svg:x="9.295cm" svg:y="1.453cm" chart:style-name="ch3">
          <text:p>Temperature Fahrenheit vs. Celsius</text:p>
        </chart:subtitle>
        <chart:legend chart:legend-position="end" svg:x="19.424cm" svg:y="5.902cm" style:legend-expansion="high" chart:style-name="ch4"/>
        <chart:plot-area chart:style-name="ch5" table:cell-range-address="LinearCurveFit_YouCanChange.D19:LinearCurveFit_YouCanChange.E55 LinearCurveFit_YouCanChange.E18:LinearCurveFit_YouCanChange.E18 LinearCurveFit_YouCanChange.G17:LinearCurveFit_YouCanChange.G55 LinearCurveFit_YouCanChange.J17:LinearCurveFit_YouCanChange.J55" chart:data-source-has-labels="row" svg:x="1.535cm" svg:y="2.674cm" svg:width="16.895cm" svg:height="9.526cm">
          <chartooo:coordinate-region svg:x="2.818cm" svg:y="2.886cm" svg:width="15.332cm" svg:height="8.641cm"/>
          <chart:axis chart:dimension="x" chart:name="primary-x" chart:style-name="ch6">
            <chart:title svg:x="8.562cm" svg:y="12.47cm" chart:style-name="ch7">
              <text:p>Degree Fahrenheit</text:p>
            </chart:title>
            <chart:grid chart:style-name="ch8" chart:class="major"/>
          </chart:axis>
          <chart:axis chart:dimension="y" chart:name="primary-y" chart:style-name="ch9">
            <chart:title svg:x="0.451cm" svg:y="8.738cm" chart:style-name="ch10">
              <text:p>Degree Celsisus</text:p>
            </chart:title>
            <chart:grid chart:style-name="ch8" chart:class="major"/>
          </chart:axis>
          <chart:series chart:style-name="ch11" chart:values-cell-range-address="LinearCurveFit_YouCanChange.E19:LinearCurveFit_YouCanChange.E55" chart:label-cell-address="LinearCurveFit_YouCanChange.E18:LinearCurveFit_YouCanChange.E18" chart:class="chart:scatter">
            <chart:domain table:cell-range-address="LinearCurveFit_YouCanChange.D19:LinearCurveFit_YouCanChange.D55"/>
            <chart:data-point chart:repeated="37"/>
          </chart:series>
          <chart:series chart:style-name="ch12" chart:values-cell-range-address="LinearCurveFit_YouCanChange.G19:LinearCurveFit_YouCanChange.G55" chart:label-cell-address="LinearCurveFit_YouCanChange.G17:LinearCurveFit_YouCanChange.G18" chart:class="chart:scatter">
            <chart:data-point chart:repeated="37"/>
          </chart:series>
          <chart:series chart:style-name="ch13" chart:values-cell-range-address="LinearCurveFit_YouCanChange.J19:LinearCurveFit_YouCanChange.J55" chart:label-cell-address="LinearCurveFit_YouCanChange.J17:LinearCurveFit_YouCanChange.J18" chart:class="chart:scatter">
            <chart:data-point chart:repeated="37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Y → Linear</text:p>
                <draw:g>
                  <svg:desc>LinearCurveFit_YouCanChange.E18:LinearCurveFit_YouCanChange.E18</svg:desc>
                </draw:g>
              </table:table-cell>
              <table:table-cell office:value-type="string">
                <text:p>Measurement Y'  → Noise</text:p>
                <text:list>
                  <text:list-item>
                    <text:p>Measurement</text:p>
                  </text:list-item>
                  <text:list-item>
                    <text:p>Y'  → Noise</text:p>
                  </text:list-item>
                </text:list>
                <draw:g>
                  <svg:desc>LinearCurveFit_YouCanChange.G17:LinearCurveFit_YouCanChange.G18</svg:desc>
                </draw:g>
              </table:table-cell>
              <table:table-cell office:value-type="string">
                <text:p>Calculated Y → From Data</text:p>
                <text:list>
                  <text:list-item>
                    <text:p>Calculated</text:p>
                  </text:list-item>
                  <text:list-item>
                    <text:p>Y → From Data</text:p>
                  </text:list-item>
                </text:list>
                <draw:g>
                  <svg:desc>LinearCurveFit_YouCanChange.J17:LinearCurveFit_YouCanChange.J1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LinearCurveFit_YouCanChange.D19:LinearCurveFit_YouCanChange.D55</svg:desc>
                </draw:g>
              </table:table-cell>
              <table:table-cell office:value-type="float" office:value="0">
                <text:p>0</text:p>
                <draw:g>
                  <svg:desc>LinearCurveFit_YouCanChange.E19:LinearCurveFit_YouCanChange.E55</svg:desc>
                </draw:g>
              </table:table-cell>
              <table:table-cell office:value-type="float" office:value="9.24771408550441">
                <text:p>9.24771408550441</text:p>
                <draw:g>
                  <svg:desc>LinearCurveFit_YouCanChange.G19:LinearCurveFit_YouCanChange.G55</svg:desc>
                </draw:g>
              </table:table-cell>
              <table:table-cell office:value-type="float" office:value="3.80838689617519">
                <text:p>3.80838689617519</text:p>
                <draw:g>
                  <svg:desc>LinearCurveFit_YouCanChange.J19:LinearCurveFit_YouCanChange.J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7">
                <text:p>37</text:p>
              </table:table-cell>
              <table:table-cell office:value-type="float" office:value="2.77777777777777">
                <text:p>2.77777777777777</text:p>
              </table:table-cell>
              <table:table-cell office:value-type="float" office:value="10.9622034922035">
                <text:p>10.9622034922035</text:p>
              </table:table-cell>
              <table:table-cell office:value-type="float" office:value="6.47484111423794">
                <text:p>6.474841114237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">
                <text:p>42</text:p>
              </table:table-cell>
              <table:table-cell office:value-type="float" office:value="5.55555555555555">
                <text:p>5.55555555555555</text:p>
              </table:table-cell>
              <table:table-cell office:value-type="float" office:value="13.5752220131043">
                <text:p>13.5752220131043</text:p>
              </table:table-cell>
              <table:table-cell office:value-type="float" office:value="9.14129533230069">
                <text:p>9.141295332300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7">
                <text:p>4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7.0272422659521">
                <text:p>17.0272422659521</text:p>
              </table:table-cell>
              <table:table-cell office:value-type="float" office:value="11.8077495503634">
                <text:p>11.80774955036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1.1111111111111">
                <text:p>11.1111111111111</text:p>
              </table:table-cell>
              <table:table-cell office:value-type="float" office:value="18.1738666082836">
                <text:p>18.1738666082836</text:p>
              </table:table-cell>
              <table:table-cell office:value-type="float" office:value="14.4742037684262">
                <text:p>14.47420376842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7">
                <text:p>57</text:p>
              </table:table-cell>
              <table:table-cell office:value-type="float" office:value="13.8888888888889">
                <text:p>13.8888888888889</text:p>
              </table:table-cell>
              <table:table-cell office:value-type="float" office:value="14.5569975524106">
                <text:p>14.5569975524106</text:p>
              </table:table-cell>
              <table:table-cell office:value-type="float" office:value="17.1406579864889">
                <text:p>17.1406579864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19.096329525734">
                <text:p>19.096329525734</text:p>
              </table:table-cell>
              <table:table-cell office:value-type="float" office:value="19.8071122045517">
                <text:p>19.80711220455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">
                <text:p>67</text:p>
              </table:table-cell>
              <table:table-cell office:value-type="float" office:value="19.4444444444444">
                <text:p>19.4444444444444</text:p>
              </table:table-cell>
              <table:table-cell office:value-type="float" office:value="22.5994438533154">
                <text:p>22.5994438533154</text:p>
              </table:table-cell>
              <table:table-cell office:value-type="float" office:value="22.4735664226144">
                <text:p>22.47356642261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2">
                <text:p>72</text:p>
              </table:table-cell>
              <table:table-cell office:value-type="float" office:value="22.2222222222222">
                <text:p>22.2222222222222</text:p>
              </table:table-cell>
              <table:table-cell office:value-type="float" office:value="16.2162294073237">
                <text:p>16.2162294073237</text:p>
              </table:table-cell>
              <table:table-cell office:value-type="float" office:value="25.1400206406772">
                <text:p>25.140020640677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7">
                <text:p>77</text:p>
              </table:table-cell>
              <table:table-cell office:value-type="float" office:value="25">
                <text:p>25</text:p>
              </table:table-cell>
              <table:table-cell office:value-type="float" office:value="22.7055737329647">
                <text:p>22.7055737329647</text:p>
              </table:table-cell>
              <table:table-cell office:value-type="float" office:value="27.8064748587399">
                <text:p>27.80647485873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2">
                <text:p>82</text:p>
              </table:table-cell>
              <table:table-cell office:value-type="float" office:value="27.7777777777777">
                <text:p>27.7777777777777</text:p>
              </table:table-cell>
              <table:table-cell office:value-type="float" office:value="21.7155513938309">
                <text:p>21.7155513938309</text:p>
              </table:table-cell>
              <table:table-cell office:value-type="float" office:value="30.4729290768027">
                <text:p>30.47292907680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7">
                <text:p>87</text:p>
              </table:table-cell>
              <table:table-cell office:value-type="float" office:value="30.5555555555555">
                <text:p>30.5555555555555</text:p>
              </table:table-cell>
              <table:table-cell office:value-type="float" office:value="30.1806501490581">
                <text:p>30.1806501490581</text:p>
              </table:table-cell>
              <table:table-cell office:value-type="float" office:value="33.1393832948654">
                <text:p>33.13938329486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2">
                <text:p>92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35.6453808567797">
                <text:p>35.6453808567797</text:p>
              </table:table-cell>
              <table:table-cell office:value-type="float" office:value="35.8058375129281">
                <text:p>35.8058375129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7">
                <text:p>97</text:p>
              </table:table-cell>
              <table:table-cell office:value-type="float" office:value="36.1111111111111">
                <text:p>36.1111111111111</text:p>
              </table:table-cell>
              <table:table-cell office:value-type="float" office:value="30.4111048123902">
                <text:p>30.4111048123902</text:p>
              </table:table-cell>
              <table:table-cell office:value-type="float" office:value="38.4722917309909">
                <text:p>38.47229173099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2">
                <text:p>102</text:p>
              </table:table-cell>
              <table:table-cell office:value-type="float" office:value="38.8888888888888">
                <text:p>38.8888888888888</text:p>
              </table:table-cell>
              <table:table-cell office:value-type="float" office:value="46.4000750369288">
                <text:p>46.4000750369288</text:p>
              </table:table-cell>
              <table:table-cell office:value-type="float" office:value="41.1387459490536">
                <text:p>41.1387459490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7">
                <text:p>107</text:p>
              </table:table-cell>
              <table:table-cell office:value-type="float" office:value="41.6666666666666">
                <text:p>41.6666666666666</text:p>
              </table:table-cell>
              <table:table-cell office:value-type="float" office:value="50.1473041499654">
                <text:p>50.1473041499654</text:p>
              </table:table-cell>
              <table:table-cell office:value-type="float" office:value="43.8052001671164">
                <text:p>43.80520016711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2">
                <text:p>112</text:p>
              </table:table-cell>
              <table:table-cell office:value-type="float" office:value="44.4444444444444">
                <text:p>44.4444444444444</text:p>
              </table:table-cell>
              <table:table-cell office:value-type="float" office:value="53.4396408306848">
                <text:p>53.4396408306848</text:p>
              </table:table-cell>
              <table:table-cell office:value-type="float" office:value="46.4716543851791">
                <text:p>46.47165438517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7">
                <text:p>117</text:p>
              </table:table-cell>
              <table:table-cell office:value-type="float" office:value="47.2222222222222">
                <text:p>47.2222222222222</text:p>
              </table:table-cell>
              <table:table-cell office:value-type="float" office:value="51.5743970193175">
                <text:p>51.5743970193175</text:p>
              </table:table-cell>
              <table:table-cell office:value-type="float" office:value="49.1381086032419">
                <text:p>49.13810860324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22">
                <text:p>122</text:p>
              </table:table-cell>
              <table:table-cell office:value-type="float" office:value="50">
                <text:p>50</text:p>
              </table:table-cell>
              <table:table-cell office:value-type="float" office:value="47.1598694100975">
                <text:p>47.1598694100975</text:p>
              </table:table-cell>
              <table:table-cell office:value-type="float" office:value="51.8045628213046">
                <text:p>51.80456282130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7">
                <text:p>127</text:p>
              </table:table-cell>
              <table:table-cell office:value-type="float" office:value="52.7777777777777">
                <text:p>52.7777777777777</text:p>
              </table:table-cell>
              <table:table-cell office:value-type="float" office:value="50.0594707418026">
                <text:p>50.0594707418026</text:p>
              </table:table-cell>
              <table:table-cell office:value-type="float" office:value="54.4710170393674">
                <text:p>54.4710170393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2">
                <text:p>132</text:p>
              </table:table-cell>
              <table:table-cell office:value-type="float" office:value="55.5555555555555">
                <text:p>55.5555555555555</text:p>
              </table:table-cell>
              <table:table-cell office:value-type="float" office:value="48.0145685473042">
                <text:p>48.0145685473042</text:p>
              </table:table-cell>
              <table:table-cell office:value-type="float" office:value="57.1374712574301">
                <text:p>57.13747125743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7">
                <text:p>13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58.0190089608852">
                <text:p>58.0190089608852</text:p>
              </table:table-cell>
              <table:table-cell office:value-type="float" office:value="59.8039254754929">
                <text:p>59.80392547549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2">
                <text:p>142</text:p>
              </table:table-cell>
              <table:table-cell office:value-type="float" office:value="61.111111111111">
                <text:p>61.111111111111</text:p>
              </table:table-cell>
              <table:table-cell office:value-type="float" office:value="69.8587758011287">
                <text:p>69.8587758011287</text:p>
              </table:table-cell>
              <table:table-cell office:value-type="float" office:value="62.4703796935556">
                <text:p>62.47037969355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7">
                <text:p>147</text:p>
              </table:table-cell>
              <table:table-cell office:value-type="float" office:value="63.8888888888888">
                <text:p>63.8888888888888</text:p>
              </table:table-cell>
              <table:table-cell office:value-type="float" office:value="66.1925302621804">
                <text:p>66.1925302621804</text:p>
              </table:table-cell>
              <table:table-cell office:value-type="float" office:value="65.1368339116184">
                <text:p>65.13683391161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2">
                <text:p>152</text:p>
              </table:table-cell>
              <table:table-cell office:value-type="float" office:value="66.6666666666666">
                <text:p>66.6666666666666</text:p>
              </table:table-cell>
              <table:table-cell office:value-type="float" office:value="61.7448833507175">
                <text:p>61.7448833507175</text:p>
              </table:table-cell>
              <table:table-cell office:value-type="float" office:value="67.8032881296811">
                <text:p>67.80328812968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7">
                <text:p>157</text:p>
              </table:table-cell>
              <table:table-cell office:value-type="float" office:value="69.4444444444444">
                <text:p>69.4444444444444</text:p>
              </table:table-cell>
              <table:table-cell office:value-type="float" office:value="64.0729262255545">
                <text:p>64.0729262255545</text:p>
              </table:table-cell>
              <table:table-cell office:value-type="float" office:value="70.4697423477439">
                <text:p>70.46974234774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62">
                <text:p>162</text:p>
              </table:table-cell>
              <table:table-cell office:value-type="float" office:value="72.2222222222221">
                <text:p>72.2222222222221</text:p>
              </table:table-cell>
              <table:table-cell office:value-type="float" office:value="79.1874521292952">
                <text:p>79.1874521292952</text:p>
              </table:table-cell>
              <table:table-cell office:value-type="float" office:value="73.1361965658066">
                <text:p>73.136196565806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7">
                <text:p>167</text:p>
              </table:table-cell>
              <table:table-cell office:value-type="float" office:value="74.9999999999999">
                <text:p>74.9999999999999</text:p>
              </table:table-cell>
              <table:table-cell office:value-type="float" office:value="81.8204284040256">
                <text:p>81.8204284040256</text:p>
              </table:table-cell>
              <table:table-cell office:value-type="float" office:value="75.8026507838694">
                <text:p>75.80265078386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72">
                <text:p>172</text:p>
              </table:table-cell>
              <table:table-cell office:value-type="float" office:value="77.7777777777777">
                <text:p>77.7777777777777</text:p>
              </table:table-cell>
              <table:table-cell office:value-type="float" office:value="73.5660949608103">
                <text:p>73.5660949608103</text:p>
              </table:table-cell>
              <table:table-cell office:value-type="float" office:value="78.4691050019321">
                <text:p>78.46910500193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7">
                <text:p>177</text:p>
              </table:table-cell>
              <table:table-cell office:value-type="float" office:value="80.5555555555555">
                <text:p>80.5555555555555</text:p>
              </table:table-cell>
              <table:table-cell office:value-type="float" office:value="78.8216156564238">
                <text:p>78.8216156564238</text:p>
              </table:table-cell>
              <table:table-cell office:value-type="float" office:value="81.1355592199948">
                <text:p>81.13555921999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2">
                <text:p>182</text:p>
              </table:table-cell>
              <table:table-cell office:value-type="float" office:value="83.3333333333333">
                <text:p>83.3333333333333</text:p>
              </table:table-cell>
              <table:table-cell office:value-type="float" office:value="90.3191003327568">
                <text:p>90.3191003327568</text:p>
              </table:table-cell>
              <table:table-cell office:value-type="float" office:value="83.8020134380576">
                <text:p>83.80201343805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87">
                <text:p>187</text:p>
              </table:table-cell>
              <table:table-cell office:value-type="float" office:value="86.111111111111">
                <text:p>86.111111111111</text:p>
              </table:table-cell>
              <table:table-cell office:value-type="float" office:value="81.4129271973958">
                <text:p>81.4129271973958</text:p>
              </table:table-cell>
              <table:table-cell office:value-type="float" office:value="86.4684676561203">
                <text:p>86.468467656120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2">
                <text:p>192</text:p>
              </table:table-cell>
              <table:table-cell office:value-type="float" office:value="88.8888888888888">
                <text:p>88.8888888888888</text:p>
              </table:table-cell>
              <table:table-cell office:value-type="float" office:value="98.7988152298041">
                <text:p>98.7988152298041</text:p>
              </table:table-cell>
              <table:table-cell office:value-type="float" office:value="89.1349218741831">
                <text:p>89.134921874183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7">
                <text:p>197</text:p>
              </table:table-cell>
              <table:table-cell office:value-type="float" office:value="91.6666666666666">
                <text:p>91.6666666666666</text:p>
              </table:table-cell>
              <table:table-cell office:value-type="float" office:value="92.5912348149964">
                <text:p>92.5912348149964</text:p>
              </table:table-cell>
              <table:table-cell office:value-type="float" office:value="91.8013760922458">
                <text:p>91.8013760922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02">
                <text:p>202</text:p>
              </table:table-cell>
              <table:table-cell office:value-type="float" office:value="94.4444444444443">
                <text:p>94.4444444444443</text:p>
              </table:table-cell>
              <table:table-cell office:value-type="float" office:value="90.1265348907973">
                <text:p>90.1265348907973</text:p>
              </table:table-cell>
              <table:table-cell office:value-type="float" office:value="94.4678303103086">
                <text:p>94.46783031030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7">
                <text:p>207</text:p>
              </table:table-cell>
              <table:table-cell office:value-type="float" office:value="97.2222222222221">
                <text:p>97.2222222222221</text:p>
              </table:table-cell>
              <table:table-cell office:value-type="float" office:value="96.394562397359">
                <text:p>96.394562397359</text:p>
              </table:table-cell>
              <table:table-cell office:value-type="float" office:value="97.1342845283713">
                <text:p>97.1342845283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99.9999999999999">
                <text:p>99.9999999999999</text:p>
              </table:table-cell>
              <table:table-cell office:value-type="float" office:value="104.933098289184">
                <text:p>104.933098289184</text:p>
              </table:table-cell>
              <table:table-cell office:value-type="float" office:value="99.8007387464341">
                <text:p>99.80073874643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188cm" style:legend-expansion="high" chart:style-name="ch2"/>
        <chart:plot-area chart:style-name="ch3" table:cell-range-address="LinearCurveFit_YouCanChange.C19:LinearCurveFit_YouCanChange.C55 LinearCurveFit_YouCanChange.E19:LinearCurveFit_YouCanChange.E55" svg:x="0.77cm" svg:y="0.855cm" svg:width="11.738cm" svg:height="7.545cm">
          <chartooo:coordinate-region svg:x="2.053cm" svg:y="1.067cm" svg:width="10.268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LinearCurveFit_YouCanChange.E19:LinearCurveFit_YouCanChange.E55" chart:class="chart:scatter">
            <chart:domain table:cell-range-address="LinearCurveFit_YouCanChange.C19:LinearCurveFit_YouCanChange.C55"/>
            <chart:data-point chart:repeated="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LinearCurveFit_YouCanChange.C19:LinearCurveFit_YouCanChange.C55</svg:desc>
                </draw:g>
              </table:table-cell>
              <table:table-cell office:value-type="float" office:value="0">
                <text:p>0</text:p>
                <draw:g>
                  <svg:desc>LinearCurveFit_YouCanChange.E19:LinearCurveFit_YouCanChange.E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77777777777777">
                <text:p>2.77777777777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5.55555555555555">
                <text:p>5.555555555555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8.33333333333333">
                <text:p>8.3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1.1111111111111">
                <text:p>11.11111111111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3.8888888888889">
                <text:p>13.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9.4444444444444">
                <text:p>19.44444444444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2.2222222222222">
                <text:p>22.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7.7777777777777">
                <text:p>27.77777777777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0.5555555555555">
                <text:p>30.555555555555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36.1111111111111">
                <text:p>36.11111111111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38.8888888888888">
                <text:p>38.88888888888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41.6666666666666">
                <text:p>41.66666666666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44.4444444444444">
                <text:p>44.44444444444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7.2222222222222">
                <text:p>47.222222222222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2.7777777777777">
                <text:p>52.77777777777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55.5555555555555">
                <text:p>55.55555555555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8.3333333333333">
                <text:p>58.333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61.111111111111">
                <text:p>61.1111111111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3.8888888888888">
                <text:p>63.88888888888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66.6666666666666">
                <text:p>66.666666666666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9.4444444444444">
                <text:p>69.444444444444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2.2222222222221">
                <text:p>72.222222222222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74.9999999999999">
                <text:p>74.99999999999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77.7777777777777">
                <text:p>77.77777777777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80.5555555555555">
                <text:p>80.55555555555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86.111111111111">
                <text:p>86.11111111111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88.8888888888888">
                <text:p>88.88888888888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91.6666666666666">
                <text:p>91.66666666666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94.4444444444443">
                <text:p>94.44444444444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97.2222222222221">
                <text:p>97.222222222222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99.9999999999999">
                <text:p>99.999999999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Win32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